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1.431484mm" fo:page-width="114.87678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none"/>
    </style:style>
    <style:style style:family="graphic" style:name="style-3">
      <style:graphic-properties draw:fill="none" draw:stroke="none"/>
    </style:style>
    <style:style style:family="graphic" style:name="style-4">
      <style:graphic-properties draw:fill="none" draw:stroke="none"/>
    </style:style>
    <style:style style:family="graphic" style:name="style-5">
      <style:graphic-properties draw:fill="none" draw:stroke="none"/>
    </style:style>
    <style:style style:family="graphic" style:name="style-6">
      <style:graphic-properties draw:fill="none" draw:stroke="none"/>
    </style:style>
    <style:style style:family="graphic" style:name="style-7">
      <style:graphic-properties draw:fill="none" draw:stroke="none"/>
    </style:style>
    <style:style style:family="graphic" style:name="style-8">
      <style:graphic-properties draw:fill="none" draw:stroke="none"/>
    </style:style>
    <style:style style:family="graphic" style:name="style-9">
      <style:graphic-properties draw:fill="none" draw:stroke="none"/>
    </style:style>
    <style:style style:family="graphic" style:name="style-10">
      <style:graphic-properties draw:fill="none" draw:stroke="none"/>
    </style:style>
    <style:style style:family="graphic" style:name="style-11">
      <style:graphic-properties draw:fill="none" draw:stroke="none"/>
    </style:style>
    <style:style style:family="graphic" style:name="style-12">
      <style:graphic-properties draw:fill="none" draw:stroke="none"/>
    </style:style>
    <style:style style:family="graphic" style:name="style-13">
      <style:graphic-properties draw:fill="none" draw:stroke="none"/>
    </style:style>
    <style:style style:family="graphic" style:name="style-14">
      <style:graphic-properties draw:fill="none" draw:stroke="none"/>
    </style:style>
    <style:style style:family="graphic" style:name="style-15">
      <style:graphic-properties draw:fill="none" draw:stroke="none"/>
    </style:style>
    <style:style style:family="graphic" style:name="style-16">
      <style:graphic-properties draw:fill="none" draw:stroke="none"/>
    </style:style>
    <style:style style:family="graphic" style:name="style-17">
      <style:graphic-properties draw:fill="none" draw:stroke="none"/>
    </style:style>
    <style:style style:family="graphic" style:name="style-18">
      <style:graphic-properties draw:fill="none" draw:stroke="none"/>
    </style:style>
    <style:style style:family="graphic" style:name="style-19">
      <style:graphic-properties draw:fill="none" draw:stroke="none"/>
    </style:style>
    <style:style style:family="graphic" style:name="style-20">
      <style:graphic-properties draw:fill="none" draw:stroke="none"/>
    </style:style>
    <style:style style:family="graphic" style:name="style-21">
      <style:graphic-properties draw:fill="none" draw:stroke="none"/>
    </style:style>
    <style:style style:family="graphic" style:name="style-22">
      <style:graphic-properties draw:fill="none" draw:stroke="none"/>
    </style:style>
    <style:style style:family="graphic" style:name="style-23">
      <style:graphic-properties draw:fill="none" draw:stroke="none"/>
    </style:style>
    <style:style style:family="graphic" style:name="style-24">
      <style:graphic-properties draw:fill="none" draw:stroke="none"/>
    </style:style>
    <style:style style:family="graphic" style:name="style-25">
      <style:graphic-properties draw:fill="none" draw:stroke="none"/>
    </style:style>
    <style:style style:family="graphic" style:name="style-26">
      <style:graphic-properties draw:fill="none" draw:stroke="none"/>
    </style:style>
    <style:style style:family="graphic" style:name="style-27">
      <style:graphic-properties draw:fill="none" draw:stroke="none"/>
    </style:style>
    <style:style style:family="graphic" style:name="style-28">
      <style:graphic-properties draw:fill="none" draw:stroke="none"/>
    </style:style>
    <style:style style:family="graphic" style:name="style-29">
      <style:graphic-properties draw:fill="none" draw:stroke="none"/>
    </style:style>
    <style:style style:family="graphic" style:name="style-30">
      <style:graphic-properties draw:fill="none" draw:stroke="none"/>
    </style:style>
    <style:style style:family="graphic" style:name="style-31">
      <style:graphic-properties draw:fill="none" draw:stroke="none"/>
    </style:style>
    <style:style style:family="graphic" style:name="style-32">
      <style:graphic-properties draw:fill="none" draw:stroke="none"/>
    </style:style>
    <style:style style:family="graphic" style:name="style-33">
      <style:graphic-properties draw:fill="none" draw:stroke="none"/>
    </style:style>
    <style:style style:family="graphic" style:name="style-34">
      <style:graphic-properties draw:fill="none" draw:stroke="none"/>
    </style:style>
    <style:style style:family="graphic" style:name="style-35">
      <style:graphic-properties draw:fill="none" draw:stroke="none"/>
    </style:style>
    <style:style style:family="graphic" style:name="style-36">
      <style:graphic-properties draw:fill="none" draw:stroke="none"/>
    </style:style>
    <style:style style:family="graphic" style:name="style-37">
      <style:graphic-properties draw:fill="none" draw:stroke="none"/>
    </style:style>
    <style:style style:family="graphic" style:name="style-38">
      <style:graphic-properties draw:fill="none" draw:stroke="none"/>
    </style:style>
    <style:style style:family="graphic" style:name="style-39">
      <style:graphic-properties draw:fill="solid" draw:fill-color="#000000" draw:opacity="100.0%" draw:stroke="none"/>
    </style:style>
    <style:style style:family="graphic" style:name="style-40">
      <style:graphic-properties draw:fill="solid" draw:fill-color="#000000" draw:opacity="100.0%" draw:stroke="none"/>
    </style:style>
    <style:style style:family="graphic" style:name="style-41">
      <style:graphic-properties draw:fill="solid" draw:fill-color="#000000" draw:opacity="100.0%" draw:stroke="none"/>
    </style:style>
    <style:style style:family="graphic" style:name="style-42">
      <style:graphic-properties draw:fill="solid" draw:fill-color="#000000" draw:opacity="100.0%" draw:stroke="none"/>
    </style:style>
    <style:style style:family="graphic" style:name="style-43">
      <style:graphic-properties draw:fill="solid" draw:fill-color="#000000" draw:opacity="100.0%" draw:stroke="none"/>
    </style:style>
    <style:style style:family="graphic" style:name="style-44">
      <style:graphic-properties draw:fill="solid" draw:fill-color="#000000" draw:opacity="100.0%" draw:stroke="none"/>
    </style:style>
    <style:style style:family="graphic" style:name="style-45">
      <style:graphic-properties draw:fill="solid" draw:fill-color="#000000" draw:opacity="100.0%" draw:stroke="none"/>
    </style:style>
    <style:style style:family="graphic" style:name="style-46">
      <style:graphic-properties draw:fill="solid" draw:fill-color="#000000" draw:opacity="100.0%" draw:stroke="none"/>
    </style:style>
    <style:style style:family="graphic" style:name="style-47">
      <style:graphic-properties draw:fill="solid" draw:fill-color="#000000" draw:opacity="100.0%" draw:stroke="none"/>
    </style:style>
    <style:style style:family="graphic" style:name="style-48">
      <style:graphic-properties draw:fill="solid" draw:fill-color="#000000" draw:opacity="100.0%" draw:stroke="none"/>
    </style:style>
    <style:style style:family="graphic" style:name="style-49">
      <style:graphic-properties draw:fill="solid" draw:fill-color="#000000" draw:opacity="100.0%" draw:stroke="none"/>
    </style:style>
    <style:style style:family="graphic" style:name="style-50">
      <style:graphic-properties draw:fill="solid" draw:fill-color="#000000" draw:opacity="100.0%" draw:stroke="none"/>
    </style:style>
    <style:style style:family="graphic" style:name="style-51">
      <style:graphic-properties draw:fill="solid" draw:fill-color="#000000" draw:opacity="100.0%" draw:stroke="none"/>
    </style:style>
    <style:style style:family="graphic" style:name="style-52">
      <style:graphic-properties draw:fill="solid" draw:fill-color="#000000" draw:opacity="100.0%" draw:stroke="none"/>
    </style:style>
    <style:style style:family="graphic" style:name="style-53">
      <style:graphic-properties draw:fill="solid" draw:fill-color="#000000" draw:opacity="100.0%" draw:stroke="none"/>
    </style:style>
    <style:style style:family="graphic" style:name="style-54">
      <style:graphic-properties draw:fill="solid" draw:fill-color="#000000" draw:opacity="100.0%" draw:stroke="none"/>
    </style:style>
    <style:style style:family="graphic" style:name="style-55">
      <style:graphic-properties draw:fill="solid" draw:fill-color="#000000" draw:opacity="100.0%" draw:stroke="none"/>
    </style:style>
    <style:style style:family="graphic" style:name="style-56">
      <style:graphic-properties draw:fill="solid" draw:fill-color="#000000" draw:opacity="100.0%" draw:stroke="none"/>
    </style:style>
    <style:style style:family="graphic" style:name="style-57">
      <style:graphic-properties draw:fill="solid" draw:fill-color="#000000" draw:opacity="100.0%" draw:stroke="none"/>
    </style:style>
    <style:style style:family="graphic" style:name="style-58">
      <style:graphic-properties draw:fill="solid" draw:fill-color="#000000" draw:opacity="100.0%" draw:stroke="none"/>
    </style:style>
    <style:style style:family="graphic" style:name="style-59">
      <style:graphic-properties draw:fill="solid" draw:fill-color="#000000" draw:opacity="100.0%" draw:stroke="none"/>
    </style:style>
    <style:style style:family="graphic" style:name="style-60">
      <style:graphic-properties draw:fill="solid" draw:fill-color="#000000" draw:opacity="100.0%" draw:stroke="none"/>
    </style:style>
    <style:style style:family="graphic" style:name="style-61">
      <style:graphic-properties draw:fill="solid" draw:fill-color="#000000" draw:opacity="100.0%" draw:stroke="none"/>
    </style:style>
    <style:style style:family="graphic" style:name="style-62">
      <style:graphic-properties draw:fill="solid" draw:fill-color="#000000" draw:opacity="100.0%" draw:stroke="none"/>
    </style:style>
    <style:style style:family="graphic" style:name="style-63">
      <style:graphic-properties draw:fill="solid" draw:fill-color="#000000" draw:opacity="100.0%" draw:stroke="none"/>
    </style:style>
    <style:style style:family="graphic" style:name="style-64">
      <style:graphic-properties draw:fill="solid" draw:fill-color="#000000" draw:opacity="100.0%" draw:stroke="none"/>
    </style:style>
    <style:style style:family="graphic" style:name="style-65">
      <style:graphic-properties draw:fill="solid" draw:fill-color="#000000" draw:opacity="100.0%" draw:stroke="none"/>
    </style:style>
    <style:style style:family="graphic" style:name="style-66">
      <style:graphic-properties draw:fill="solid" draw:fill-color="#000000" draw:opacity="100.0%" draw:stroke="none"/>
    </style:style>
    <style:style style:family="graphic" style:name="style-67">
      <style:graphic-properties draw:fill="solid" draw:fill-color="#000000" draw:opacity="100.0%" draw:stroke="none"/>
    </style:style>
    <style:style style:family="graphic" style:name="style-68">
      <style:graphic-properties draw:fill="solid" draw:fill-color="#000000" draw:opacity="100.0%" draw:stroke="none"/>
    </style:style>
    <style:style style:family="graphic" style:name="style-69">
      <style:graphic-properties draw:fill="solid" draw:fill-color="#000000" draw:opacity="100.0%" draw:stroke="none"/>
    </style:style>
    <style:style style:family="graphic" style:name="style-70">
      <style:graphic-properties draw:fill="solid" draw:fill-color="#000000" draw:opacity="100.0%" draw:stroke="none"/>
    </style:style>
    <style:style style:family="graphic" style:name="style-71">
      <style:graphic-properties draw:fill="solid" draw:fill-color="#000000" draw:opacity="100.0%" draw:stroke="none"/>
    </style:style>
    <style:style style:family="graphic" style:name="style-72">
      <style:graphic-properties draw:fill="solid" draw:fill-color="#000000" draw:opacity="100.0%" draw:stroke="none"/>
    </style:style>
    <style:style style:family="graphic" style:name="style-73">
      <style:graphic-properties draw:fill="solid" draw:fill-color="#000000" draw:opacity="100.0%" draw:stroke="none"/>
    </style:style>
    <style:style style:family="graphic" style:name="style-74">
      <style:graphic-properties draw:fill="solid" draw:fill-color="#000000" draw:opacity="100.0%" draw:stroke="none"/>
    </style:style>
    <style:style style:family="graphic" style:name="style-75">
      <style:graphic-properties draw:fill="solid" draw:fill-color="#000000" draw:opacity="100.0%" draw:stroke="none"/>
    </style:style>
    <style:style style:family="graphic" style:name="style-76">
      <style:graphic-properties draw:fill="solid" draw:fill-color="#000000" draw:opacity="100.0%" draw:stroke="none"/>
    </style:style>
    <style:style style:family="graphic" style:name="style-77">
      <style:graphic-properties draw:fill="solid" draw:fill-color="#000000" draw:opacity="100.0%" draw:stroke="none"/>
    </style:style>
    <style:style style:family="graphic" style:name="style-78">
      <style:graphic-properties draw:fill="solid" draw:fill-color="#000000" draw:opacity="100.0%" draw:stroke="none"/>
    </style:style>
    <style:style style:family="graphic" style:name="style-79">
      <style:graphic-properties draw:fill="solid" draw:fill-color="#000000" draw:opacity="100.0%" draw:stroke="none"/>
    </style:style>
    <style:style style:family="graphic" style:name="style-80">
      <style:graphic-properties draw:fill="solid" draw:fill-color="#000000" draw:opacity="100.0%" draw:stroke="none"/>
    </style:style>
    <style:style style:family="graphic" style:name="style-81">
      <style:graphic-properties draw:fill="solid" draw:fill-color="#000000" draw:opacity="100.0%" draw:stroke="none"/>
    </style:style>
    <style:style style:family="graphic" style:name="style-82">
      <style:graphic-properties draw:fill="solid" draw:fill-color="#000000" draw:opacity="100.0%" draw:stroke="none"/>
    </style:style>
    <style:style style:family="graphic" style:name="style-83">
      <style:graphic-properties draw:fill="solid" draw:fill-color="#000000" draw:opacity="100.0%" draw:stroke="none"/>
    </style:style>
    <style:style style:family="graphic" style:name="style-84">
      <style:graphic-properties draw:fill="solid" draw:fill-color="#000000" draw:opacity="100.0%" draw:stroke="none"/>
    </style:style>
    <style:style style:family="graphic" style:name="style-85">
      <style:graphic-properties draw:fill="solid" draw:fill-color="#000000" draw:opacity="100.0%" draw:stroke="none"/>
    </style:style>
    <style:style style:family="graphic" style:name="style-86">
      <style:graphic-properties draw:fill="solid" draw:fill-color="#000000" draw:opacity="100.0%" draw:stroke="none"/>
    </style:style>
    <style:style style:family="graphic" style:name="style-87">
      <style:graphic-properties draw:fill="solid" draw:fill-color="#000000" draw:opacity="100.0%" draw:stroke="none"/>
    </style:style>
    <style:style style:family="graphic" style:name="style-88">
      <style:graphic-properties draw:fill="solid" draw:fill-color="#000000" draw:opacity="100.0%" draw:stroke="none"/>
    </style:style>
    <style:style style:family="graphic" style:name="style-89">
      <style:graphic-properties draw:fill="solid" draw:fill-color="#000000" draw:opacity="100.0%" draw:stroke="none"/>
    </style:style>
    <style:style style:family="graphic" style:name="style-90">
      <style:graphic-properties draw:fill="solid" draw:fill-color="#000000" draw:opacity="100.0%" draw:stroke="none"/>
    </style:style>
    <style:style style:family="graphic" style:name="style-91">
      <style:graphic-properties draw:fill="solid" draw:fill-color="#000000" draw:opacity="100.0%" draw:stroke="none"/>
    </style:style>
    <style:style style:family="graphic" style:name="style-92">
      <style:graphic-properties draw:fill="solid" draw:fill-color="#000000" draw:opacity="100.0%" draw:stroke="none"/>
    </style:style>
    <style:style style:family="graphic" style:name="style-93">
      <style:graphic-properties draw:fill="solid" draw:fill-color="#000000" draw:opacity="100.0%" draw:stroke="none"/>
    </style:style>
    <style:style style:family="graphic" style:name="style-94">
      <style:graphic-properties draw:fill="solid" draw:fill-color="#000000" draw:opacity="100.0%" draw:stroke="none"/>
    </style:style>
    <style:style style:family="graphic" style:name="style-95">
      <style:graphic-properties draw:fill="solid" draw:fill-color="#000000" draw:opacity="100.0%" draw:stroke="none"/>
    </style:style>
    <style:style style:family="graphic" style:name="style-96">
      <style:graphic-properties draw:fill="solid" draw:fill-color="#000000" draw:opacity="100.0%" draw:stroke="none"/>
    </style:style>
    <style:style style:family="graphic" style:name="style-97">
      <style:graphic-properties draw:fill="solid" draw:fill-color="#000000" draw:opacity="100.0%" draw:stroke="none"/>
    </style:style>
    <style:style style:family="graphic" style:name="style-98">
      <style:graphic-properties draw:fill="solid" draw:fill-color="#000000" draw:opacity="100.0%" draw:stroke="none"/>
    </style:style>
    <style:style style:family="graphic" style:name="style-99">
      <style:graphic-properties draw:fill="solid" draw:fill-color="#000000" draw:opacity="100.0%" draw:stroke="none"/>
    </style:style>
    <style:style style:family="graphic" style:name="style-100">
      <style:graphic-properties draw:fill="solid" draw:fill-color="#000000" draw:opacity="100.0%" draw:stroke="none"/>
    </style:style>
    <style:style style:family="graphic" style:name="style-101">
      <style:graphic-properties draw:fill="solid" draw:fill-color="#000000" draw:opacity="100.0%" draw:stroke="none"/>
    </style:style>
    <style:style style:family="graphic" style:name="style-102">
      <style:graphic-properties draw:fill="solid" draw:fill-color="#000000" draw:opacity="100.0%" draw:stroke="none"/>
    </style:style>
    <style:style style:family="graphic" style:name="style-103">
      <style:graphic-properties draw:fill="solid" draw:fill-color="#000000" draw:opacity="100.0%" draw:stroke="none"/>
    </style:style>
    <style:style style:family="graphic" style:name="style-104">
      <style:graphic-properties draw:fill="solid" draw:fill-color="#000000" draw:opacity="100.0%" draw:stroke="none"/>
    </style:style>
    <style:style style:family="graphic" style:name="style-105">
      <style:graphic-properties draw:fill="solid" draw:fill-color="#000000" draw:opacity="100.0%" draw:stroke="none"/>
    </style:style>
    <style:style style:family="graphic" style:name="style-106">
      <style:graphic-properties draw:fill="solid" draw:fill-color="#000000" draw:opacity="100.0%" draw:stroke="none"/>
    </style:style>
    <style:style style:family="graphic" style:name="style-107">
      <style:graphic-properties draw:fill="solid" draw:fill-color="#000000" draw:opacity="100.0%" draw:stroke="none"/>
    </style:style>
    <style:style style:family="graphic" style:name="style-108">
      <style:graphic-properties draw:fill="solid" draw:fill-color="#000000" draw:opacity="100.0%" draw:stroke="none"/>
    </style:style>
    <style:style style:family="graphic" style:name="style-109">
      <style:graphic-properties draw:fill="solid" draw:fill-color="#000000" draw:opacity="100.0%" draw:stroke="none"/>
    </style:style>
    <style:style style:family="graphic" style:name="style-110">
      <style:graphic-properties draw:fill="solid" draw:fill-color="#000000" draw:opacity="100.0%" draw:stroke="none"/>
    </style:style>
    <style:style style:family="graphic" style:name="style-111">
      <style:graphic-properties draw:fill="solid" draw:fill-color="#000000" draw:opacity="100.0%" draw:stroke="none"/>
    </style:style>
    <style:style style:family="graphic" style:name="style-112">
      <style:graphic-properties draw:fill="solid" draw:fill-color="#000000" draw:opacity="100.0%" draw:stroke="none"/>
    </style:style>
    <style:style style:family="graphic" style:name="style-113">
      <style:graphic-properties draw:fill="solid" draw:fill-color="#000000" draw:opacity="100.0%" draw:stroke="none"/>
    </style:style>
    <style:style style:family="graphic" style:name="style-114">
      <style:graphic-properties draw:fill="solid" draw:fill-color="#000000" draw:opacity="100.0%" draw:stroke="none"/>
    </style:style>
    <style:style style:family="graphic" style:name="style-115">
      <style:graphic-properties draw:fill="solid" draw:fill-color="#000000" draw:opacity="100.0%" draw:stroke="none"/>
    </style:style>
    <style:style style:family="graphic" style:name="style-116">
      <style:graphic-properties draw:fill="solid" draw:fill-color="#000000" draw:opacity="100.0%" draw:stroke="none"/>
    </style:style>
    <style:style style:family="graphic" style:name="style-117">
      <style:graphic-properties draw:fill="solid" draw:fill-color="#000000" draw:opacity="100.0%" draw:stroke="none"/>
    </style:style>
    <style:style style:family="graphic" style:name="style-118">
      <style:graphic-properties draw:fill="solid" draw:fill-color="#000000" draw:opacity="100.0%" draw:stroke="none"/>
    </style:style>
    <style:style style:family="graphic" style:name="style-119">
      <style:graphic-properties draw:fill="solid" draw:fill-color="#000000" draw:opacity="100.0%" draw:stroke="none"/>
    </style:style>
    <style:style style:family="graphic" style:name="style-120">
      <style:graphic-properties draw:fill="solid" draw:fill-color="#000000" draw:opacity="100.0%" draw:stroke="none"/>
    </style:style>
    <style:style style:family="graphic" style:name="style-121">
      <style:graphic-properties draw:fill="solid" draw:fill-color="#000000" draw:opacity="100.0%" draw:stroke="none"/>
    </style:style>
    <style:style style:family="graphic" style:name="style-122">
      <style:graphic-properties draw:fill="solid" draw:fill-color="#000000" draw:opacity="100.0%" draw:stroke="none"/>
    </style:style>
    <style:style style:family="graphic" style:name="style-123">
      <style:graphic-properties draw:fill="solid" draw:fill-color="#000000" draw:opacity="100.0%" draw:stroke="none"/>
    </style:style>
    <style:style style:family="graphic" style:name="style-124">
      <style:graphic-properties draw:fill="solid" draw:fill-color="#000000" draw:opacity="100.0%" draw:stroke="none"/>
    </style:style>
    <style:style style:family="graphic" style:name="style-125">
      <style:graphic-properties draw:fill="solid" draw:fill-color="#000000" draw:opacity="100.0%" draw:stroke="none"/>
    </style:style>
    <style:style style:family="graphic" style:name="style-126">
      <style:graphic-properties draw:fill="solid" draw:fill-color="#000000" draw:opacity="100.0%" draw:stroke="none"/>
    </style:style>
    <style:style style:family="graphic" style:name="style-127">
      <style:graphic-properties draw:fill="solid" draw:fill-color="#000000" draw:opacity="100.0%" draw:stroke="none"/>
    </style:style>
    <style:style style:family="graphic" style:name="style-128">
      <style:graphic-properties draw:fill="solid" draw:fill-color="#000000" draw:opacity="100.0%" draw:stroke="none"/>
    </style:style>
    <style:style style:family="graphic" style:name="style-129">
      <style:graphic-properties draw:fill="solid" draw:fill-color="#000000" draw:opacity="100.0%" draw:stroke="none"/>
    </style:style>
    <style:style style:family="graphic" style:name="style-130">
      <style:graphic-properties draw:fill="solid" draw:fill-color="#000000" draw:opacity="100.0%" draw:stroke="none"/>
    </style:style>
    <style:style style:family="graphic" style:name="style-131">
      <style:graphic-properties draw:fill="none" draw:stroke="solid" svg:stroke-color="#000000" draw:stroke-linejoin="round" svg:stroke-opacity="100.0%" svg:stroke-width="0.0mm"/>
    </style:style>
    <style:style style:family="graphic" style:name="style-132">
      <style:graphic-properties draw:fill="solid" draw:fill-color="#000000" draw:opacity="100.0%" draw:stroke="none"/>
    </style:style>
    <style:style style:family="graphic" style:name="style-133">
      <style:graphic-properties draw:fill="solid" draw:fill-color="#000000" draw:opacity="100.0%" draw:stroke="none"/>
    </style:style>
    <style:style style:family="graphic" style:name="style-134">
      <style:graphic-properties draw:fill="solid" draw:fill-color="#000000" draw:opacity="100.0%" draw:stroke="none"/>
    </style:style>
    <style:style style:family="graphic" style:name="style-135">
      <style:graphic-properties draw:fill="solid" draw:fill-color="#000000" draw:opacity="100.0%" draw:stroke="none"/>
    </style:style>
    <style:style style:family="graphic" style:name="style-136">
      <style:graphic-properties draw:fill="solid" draw:fill-color="#000000" draw:opacity="100.0%" draw:stroke="none"/>
    </style:style>
    <style:style style:family="graphic" style:name="style-137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Layer_1">
          <draw:g>
            <draw:path svg:d="M 98.18683 1.3734626 C 74.34785 37.542118 10.583171 33.78508 0.0 83.209145 C 59.3197 96.01481 142.82234 -13.390251 98.18683 1.3734626 z" svg:height="0.8425416mm" draw:style-name="style-2" svg:viewBox="0.0 0.0 110.812256 84.25416" svg:width="1.1081226mm" svg:x="77.56631mm" svg:y="37.404434mm"/>
            <draw:path svg:d="M 0.8292452 11.187745 C -3.6157353 33.439293 10.96267 75.03175 17.180798 43.890244 C 21.652424 21.612455 7.0473733 -20.00665 0.8292452 11.187745 z" svg:height="0.55051637mm" draw:style-name="style-3" svg:viewBox="0.0 0.0 18.017956 55.051636" svg:width="0.18017955mm" svg:x="104.88629mm" svg:y="32.888275mm"/>
            <draw:path svg:d="M 0.0 98.21549 C 65.03479 86.91773 80.77753 26.2488 130.8633 0.055108067 C 52.65182 -1.8234109 22.64881 44.505116 0.0 98.21549 z" svg:height="0.982156mm" draw:style-name="style-4" svg:viewBox="0.0 0.0 130.8633 98.2156" svg:width="1.3086329mm" svg:x="104.894585mm" svg:y="30.5448mm"/>
            <draw:path svg:d="M 65.484535 34.68054 C 43.68273 37.141224 16.113358 -31.835709 0.0 18.329388 C 21.828447 15.895144 49.451115 84.845634 65.484535 34.68054 z" svg:height="0.53014123mm" draw:style-name="style-5" svg:viewBox="0.0 0.0 65.484535 53.014126" svg:width="0.65484536mm" svg:x="106.20321mm" svg:y="31.18015mm"/>
            <draw:path svg:d="M 278.20895 523.63684 C 244.26318 397.4305 303.82025 267.20267 294.5605 147.26692 C 233.44182 164.75577 247.91444 106.627045 196.40031 114.56463 C 182.9063 167.50793 216.77293 256.06396 196.40031 261.77866 C 141.39317 278.63245 170.89476 210.89919 163.64471 179.96962 C 83.7142 209.92056 58.975727 100.46221 98.18683 65.457886 C 153.93439 53.313522 125.17404 125.729965 163.64471 130.91577 C 165.39122 58.234894 120.3326 32.43786 81.83528 0.0 C 23.01862 25.267756 114.246895 115.80809 0.0 98.16059 C 62.521214 229.31456 65.21969 449.9507 81.83528 605.47253 C 88.74054 670.11005 158.8816 733.5045 81.83528 769.1439 C 49.60937 724.9848 72.09831 626.13666 65.48373 556.39246 C -0.926946 609.5473 7.9630146 703.52734 16.403229 769.1439 C 31.537155 886.9892 172.05748 1007.216 98.21267 1129.136 C 76.62242 1128.9507 83.26365 1100.4286 65.51037 1096.4337 C 25.611322 1244.9446 100.6996 1373.8228 114.564224 1472.8037 C 114.29938 1470.687 82.523224 1475.0791 81.86192 1472.8037 C 148.2726 1691.8258 379.86212 1771.5181 670.9571 1800.0669 C 632.96277 1743.7104 596.2919 1680.184 540.06793 1636.4221 C 477.7849 1587.9504 339.09024 1586.6804 360.0717 1456.3997 C 440.45193 1462.0619 329.75052 1281.2456 294.58713 1243.6482 C 291.80872 1268.1484 300.46048 1304.079 278.2356 1309.1589 C 277.8125 1234.9697 229.39328 1190.7048 261.88403 1129.1365 C 233.78497 1102.7047 221.21791 1060.6886 229.15509 998.22064 C 365.28293 871.06195 353.72113 589.8893 310.96454 360.0192 C 302.60345 417.14224 303.55542 483.57913 278.20895 523.63684 z M 212.75105 425.47668 C 204.76059 324.80292 241.88202 269.1345 229.1026 163.64513 C 288.13083 165.5503 247.75537 234.55325 245.45416 278.20975 C 242.88649 327.71295 269.9803 428.46625 212.75105 425.47668 z" svg:height="18.00067mm" draw:style-name="style-6" svg:viewBox="0.0 0.0 670.9571 1800.0669" svg:width="6.709571mm" svg:x="71.184296mm" svg:y="41.18186mm"/>
            <draw:path svg:d="M 97.16703 1.1061985 C 100.71252 168.50795 -68.35661 280.7972 31.70914 442.90738 C 59.702427 317.01874 46.948845 182.5046 129.89597 82.91524 C 69.49188 71.03571 180.96117 -10.376466 97.16703 1.1061985 z" svg:height="4.4290752mm" draw:style-name="style-7" svg:viewBox="0.0 0.0 129.89587 442.90753" svg:width="1.2989587mm" svg:x="74.7944mm" svg:y="42.643738mm"/>
            <draw:path svg:d="M 196.51578 67.73488 C 186.409 203.916 160.69109 310.78104 180.16422 395.0245 C 153.15036 312.28934 90.840706 446.85638 65.6 362.32202 C 72.347 324.27484 169.52856 293.13354 114.70633 247.7574 C 79.91356 315.25266 53.72007 227.62256 16.492855 264.10855 C 35.72779 360.31107 -28.830603 439.47433 16.492855 509.53586 C 130.31665 497.92078 155.08177 397.22037 311.05334 427.7268 C 297.92996 253.86914 493.29834 159.83621 392.91528 2.2767909 C 286.52722 -16.825926 307.29712 91.22989 196.51578 67.73488 z M 392.91608 67.73488 C 347.61926 158.83093 329.78687 277.3908 245.59627 329.53998 C 249.67064 211.13899 197.3103 -0.07771651 392.91608 67.73488 z" svg:height="5.0953593mm" draw:style-name="style-8" svg:viewBox="0.0 0.0 421.70877 509.53595" svg:width="4.2170877mm" svg:x="105.220184mm" svg:y="30.195292mm"/>
            <draw:path svg:d="M 70.45879 0.4804293 C 5.953286 -8.673969 -9.418837 115.89166 4.97426 131.39621 C 35.322052 66.28229 28.521755 59.879257 70.45879 0.4804293 z" svg:height="1.3139603mm" draw:style-name="style-9" svg:viewBox="0.0 0.0 70.45867 131.39603" svg:width="0.70458674mm" svg:x="67.53436mm" svg:y="40.195457mm"/>
            <draw:path svg:d="M 428.3334 1325.4827 C 379.09467 1239.0696 354.64685 1111.4878 379.2529 981.8683 C 382.53357 964.4324 411.26727 941.8102 411.98184 916.35754 C 414.76028 812.11163 338.5335 718.0525 330.11993 638.20105 C 320.9393 550.49164 373.2205 488.0766 379.22626 392.72067 C 383.00995 332.6868 368.96042 246.59145 362.84888 179.99586 C 357.23956 118.824295 352.3715 46.619408 313.76837 0.0 C 291.1204 10.054296 311.3081 62.9972 281.06607 65.43165 C 235.74263 -38.602695 37.702396 108.79705 2.8567376 0.0 C 19.207886 101.75856 -8.599685 164.70328 2.8567376 245.4275 C 39.130764 501.75592 268.81555 636.00525 199.25664 932.7357 C 294.0304 1045.1832 321.94455 1224.5969 428.3334 1325.4827 z" svg:height="13.254827mm" draw:style-name="style-10" svg:viewBox="0.0 0.0 428.33322 1325.4827" svg:width="4.283332mm" svg:x="67.5558mm" svg:y="42.327515mm"/>
            <draw:path svg:d="M 19.216364 0.0 C 14.400767 10.054093 -21.503046 62.9972 19.216364 65.457886 C 3.5269163 34.97788 68.191086 10.768479 19.216364 0.0 z" svg:height="0.65457886mm" draw:style-name="style-11" svg:viewBox="0.0 0.0 37.88918 65.457886" svg:width="0.37889177mm" svg:x="80.15623mm" svg:y="21.54502mm"/>
            <draw:path svg:d="M 11.771729 18.652567 C 13.280035 45.40198 -15.453674 89.82555 11.771729 51.38151 C 52.491142 66.83317 16.56068 -42.254364 11.771729 18.652567 z" svg:height="0.66391176mm" draw:style-name="style-12" svg:viewBox="0.0 0.0 30.981403 66.391174" svg:width="0.30981404mm" svg:x="81.21229mm" svg:y="20.540138mm"/>
            <draw:path svg:d="M 81.83608 32.728943 C 81.78279 16.298262 95.091896 13.229166 98.21348 0.0 C 20.664112 1.7727438 60.324966 58.578663 0.0 49.080296 C 2.7784154 73.55433 -5.847511 109.48459 16.351553 114.538185 C 35.692265 90.22301 30.506857 41.4338 81.83608 49.080296 C 82.02099 65.59031 110.54315 69.66487 114.56503 49.080296 C 101.89139 45.402386 82.285835 48.630344 81.83608 32.728943 z" svg:height="1.1453818mm" draw:style-name="style-13" svg:viewBox="0.0 0.0 114.56503 114.538185" svg:width="1.1456503mm" svg:x="79.202484mm" svg:y="22.363377mm"/>
            <draw:path svg:d="M 196.34782 16.377794 C 194.54884 56.435707 142.26683 19.843748 147.26733 0.0 C 83.39687 45.21728 8.387731 79.29566 0.0 180.0225 C 53.789513 146.52629 93.45117 98.92766 196.37366 114.56463 C 209.15308 103.18774 232.78052 23.257017 196.34782 16.377794 z" svg:height="1.8002251mm" draw:style-name="style-14" svg:viewBox="0.0 0.0 215.77803 180.0225" svg:width="2.1577804mm" svg:x="100.4763mm" svg:y="18.762924mm"/>
            <draw:path svg:d="M 54.899746 0.0 C -47.414738 11.615287 17.752468 76.755646 54.899746 0.0 L 54.899746 0.0 z" svg:height="0.3684457mm" draw:style-name="style-15" svg:viewBox="0.0 0.0 54.89955 36.84457" svg:width="0.5489955mm" svg:x="87.32653mm" svg:y="14.672203mm"/>
            <draw:path svg:d="M 32.67565 0.0 C 30.850021 19.949524 27.807571 38.734917 0.0 32.728943 C 32.252552 87.73588 41.274933 165.97319 98.16019 196.37366 L 98.16019 65.48433 C 69.135796 61.727295 16.219131 81.9679 32.67565 32.755386 C 61.382717 47.70441 114.35267 38.390945 130.88913 65.48433 C 134.56703 78.157776 131.31223 97.76353 147.24068 98.21327 L 147.24068 16.377592 C 103.76869 16.166042 53.788704 22.542429 32.67565 0.0 z" svg:height="1.9637367mm" draw:style-name="style-16" svg:viewBox="0.0 0.0 147.24068 196.37366" svg:width="1.4724069mm" svg:x="100.80387mm" svg:y="21.708797mm"/>
            <draw:path svg:d="M 52.234375 0.0 C 38.581905 15.478302 -34.204952 52.81089 19.50543 81.80904 C 24.08263 57.229225 89.85805 12.911437 52.234375 0.0 z" svg:height="0.8180904mm" draw:style-name="style-17" svg:viewBox="0.0 0.0 63.805088 81.80904" svg:width="0.63805085mm" svg:x="22.878727mm" svg:y="37.581947mm"/>
            <draw:path svg:d="M 90.587845 53.37953 C -4.7679834 151.03728 -30.93527 314.70844 41.50764 446.10062 C 64.31472 487.50797 141.917 595.7753 188.7747 544.2874 C -7.6254907 421.97055 11.953669 77.77424 221.50365 53.35309 C 439.86426 27.92667 480.08093 339.76443 368.77072 527.90985 C 441.26654 483.063 475.00092 424.93408 483.30887 347.9138 C 512.78345 75.630875 231.98117 -91.45355 90.587845 53.37953 z" svg:height="5.5789537mm" draw:style-name="style-18" svg:viewBox="0.0 0.0 485.45963 557.8953" svg:width="4.854596mm" svg:x="1.3856777mm" svg:y="21.175003mm"/>
            <draw:path svg:d="M 0.0 30.777351 C 24.474037 28.025581 60.404297 36.67775 65.457886 14.452444 C 43.68273 -6.819674 4.5507555 -7.1636453 0.0 30.777351 z" svg:height="0.3077722mm" draw:style-name="style-19" svg:viewBox="0.0 0.0 65.457886 30.777218" svg:width="0.65457886mm" svg:x="24.546719mm" svg:y="39.237644mm"/>
            <draw:path svg:d="M 0.0 81.835686 C 40.560646 61.64796 136.8954 12.355915 130.91588 0.0 C 80.67145 20.63787 13.917007 24.791767 0.0 81.835686 z" svg:height="0.8183568mm" draw:style-name="style-20" svg:viewBox="0.0 0.0 131.18205 81.835686" svg:width="1.3118205mm" svg:x="13.90994mm" svg:y="44.454758mm"/>
            <draw:path svg:d="M 0.0 35.905327 C 112.60698 46.065296 102.52604 -49.74038 0.0 35.905327 L 0.0 35.905327 z" svg:height="0.3667114mm" draw:style-name="style-21" svg:viewBox="0.0 0.0 80.71912 36.671143" svg:width="0.8071912mm" svg:x="85.42125mm" svg:y="14.64044mm"/>
            <draw:path svg:d="M 0.0 1.1808871 L 0.0 33.883186 C 16.404137 33.803654 19.473333 47.11235 32.728943 50.234333 C 31.167952 24.543478 34.92499 -6.4656096 0.0 1.1808871 z" svg:height="0.5023447mm" draw:style-name="style-22" svg:viewBox="0.0 0.0 32.728943 50.23447" svg:width="0.32728943mm" svg:x="12.273491mm" svg:y="47.879623mm"/>
            <draw:path svg:d="M 84.3246 16.274643 C 90.09253 13.258436 15.268366 106.49765 18.866692 98.083885 C -50.1631 259.05637 81.46711 389.9986 231.61812 392.6446 C 369.4925 234.4501 256.8065 -74.13347 84.3246 16.274643 z" svg:height="3.9264455mm" draw:style-name="style-23" svg:viewBox="0.0 0.0 293.29068 392.64456" svg:width="2.9329069mm" svg:x="2.4301786mm" svg:y="22.036852mm"/>
            <draw:path svg:d="M 196.37373 0.0 C 106.732895 33.152245 1.7462496 128.87859 0.0 196.34721 C 80.486244 145.9179 154.75478 89.32352 196.37373 0.0 z" svg:height="1.9634721mm" draw:style-name="style-24" svg:viewBox="0.0 0.0 196.37373 196.34721" svg:width="1.9637374mm" svg:x="2.7823582mm" svg:y="26.945164mm"/>
            <draw:path svg:d="M 0.037546154 0.0 C -0.8090591 28.151543 12.684545 41.936634 32.793137 49.053852 C 33.692226 20.92855 20.19862 7.117217 0.037546154 0.0 z" svg:height="0.4905385mm" draw:style-name="style-25" svg:viewBox="0.0 0.0 32.835636 49.053852" svg:width="0.32835636mm" svg:x="57.92882mm" svg:y="38.072746mm"/>
            <draw:path svg:d="M 9.94206 67.312584 C 10.180257 34.795193 54.603817 46.516457 42.671005 1.8546994 C 2.771956 -13.835153 -11.489123 75.40883 9.94206 67.312584 z" svg:height="0.67833245mm" draw:style-name="style-26" svg:viewBox="0.0 0.0 44.70636 67.833244" svg:width="0.4470636mm" svg:x="55.047947mm" svg:y="37.890423mm"/>
            <draw:path svg:d="M 4.619388 13.74916 C -9.774112 76.03217 13.376928 95.74351 20.970537 62.8559 C 23.589886 51.452362 15.255851 -32.394257 4.619388 13.74916 z" svg:height="0.7859932mm" draw:style-name="style-27" svg:viewBox="0.0 0.0 21.456306 78.59932" svg:width="0.21456307mm" svg:x="58.865135mm" svg:y="39.5717mm"/>
            <draw:path svg:d="M 179.99606 0.0 C 159.86124 85.2221 32.728943 -18.494509 0.0 32.702297 C 79.85119 92.894844 138.37717 60.377853 196.37366 65.431244 C 193.56921 40.957607 202.19473 5.0537934 179.99606 0.0 z" svg:height="0.69744027mm" draw:style-name="style-28" svg:viewBox="0.0 0.0 196.37366 69.744026" svg:width="1.9637367mm" svg:x="27.819613mm" svg:y="42.6548mm"/>
            <draw:path svg:d="M 65.964355 0.0 C 61.519375 33.73421 -6.5049725 3.8894587 0.50646937 49.053852 C 25.00695 44.39732 118.72236 28.045767 65.964355 0.0 z" svg:height="0.4905385mm" draw:style-name="style-29" svg:viewBox="0.0 0.0 81.82519 49.053852" svg:width="0.81825185mm" svg:x="27.486994mm" svg:y="41.18186mm"/>
            <draw:path svg:d="M 0.0 0.0 L 0.0 32.728943 C 28.99835 28.945261 81.94146 49.212513 65.457886 0.0 L 0.0 0.0 z" svg:height="0.33760068mm" draw:style-name="style-30" svg:viewBox="0.0 0.0 68.571686 33.760067" svg:width="0.68571687mm" svg:x="25.364809mm" svg:y="39.054615mm"/>
            <draw:path svg:d="M 0.0 0.3411452 L 0.0 49.447884 L 49.080296 49.447884 C 52.070057 13.728974 35.692265 -2.622175 0.0 0.3411452 z" svg:height="0.494477mm" draw:style-name="style-31" svg:viewBox="0.0 0.0 49.426464 49.4477" svg:width="0.49426463mm" svg:x="28.637705mm" svg:y="41.01494mm"/>
            <draw:path svg:d="M 0.0 65.457886 C 51.778976 42.968143 54.689407 61.859512 114.538185 65.457886 L 114.538185 0.0 C 65.24613 44.370674 13.573137 -14.710826 0.0 65.457886 z" svg:height="0.65457886mm" draw:style-name="style-32" svg:viewBox="0.0 0.0 114.538185 65.457886" svg:width="1.1453818mm" svg:x="27.983126mm" svg:y="41.836708mm"/>
            <draw:path svg:d="M 1.1639308 0.8090591 C -3.4132686 38.115402 5.106277 62.3246 33.892876 66.266945 C 59.663265 41.951977 52.122543 -6.8636794 1.1639308 0.8090591 z" svg:height="0.6626695mm" draw:style-name="style-33" svg:viewBox="0.0 0.0 48.306686 66.266945" svg:width="0.4830669mm" svg:x="29.771446mm" svg:y="40.682972mm"/>
            <draw:path svg:d="M 1.7933336 0.7564743 C -16.701176 73.09358 113.87063 127.5448 116.33172 33.485416 C 114.08218 -13.319297 48.068768 3.5611317 1.7933336 0.7564743 z" svg:height="0.83545935mm" draw:style-name="style-34" svg:viewBox="0.0 0.0 116.33199 83.54594" svg:width="1.16332mm" svg:x="95.71255mm" svg:y="14.500861mm"/>
            <draw:path svg:d="M 1423.6437 163.64478 C 1239.8112 145.99707 1110.4037 88.00042 981.84247 0.0 C 780.9705 36.80356 663.4163 80.8831 540.01465 163.64478 C 484.452 200.89813 398.11844 246.16829 392.7473 310.9119 C 487.44196 396.21353 714.5865 349.06485 785.468 458.17902 C 748.21497 453.6017 724.0054 462.12128 720.01013 490.90796 C 862.88495 519.0067 977.5291 432.40863 1063.6511 458.17902 C 978.82587 509.69336 839.7872 507.04758 769.09064 572.7171 C 741.0182 535.358 652.7799 558.1386 670.9304 474.5567 C 533.63824 400.8967 319.6171 351.208 147.26733 327.26315 C 104.11347 321.25708 29.051844 254.6615 0.0 327.26315 C 93.15968 344.48755 133.74667 465.00525 245.45416 507.28564 C 309.95926 456.909 410.52805 551.65625 392.7215 589.0948 C 475.32465 525.3038 581.7135 699.82294 654.55304 752.7396 C 702.17773 704.34735 770.91705 773.05963 687.282 785.46857 C 781.10297 809.78375 748.9562 773.139 818.19775 752.7396 C 821.7166 808.72546 872.1197 801.89923 818.19775 834.5752 C 931.62427 827.98706 1007.7453 784.11914 1145.4606 801.84625 C 1125.6959 700.2727 1272.5135 765.2544 1292.7012 703.6594 C 1211.4215 704.63837 1085.0032 746.2573 1030.8964 720.0371 C 1121.9656 680.2173 1237.2976 664.6069 1358.159 654.5792 C 1405.7047 505.7511 1538.7375 442.3834 1619.9907 327.2897 C 1586.204 226.93315 1541.5417 174.94254 1423.6437 163.64478 z M 540.01465 621.8237 C 574.80743 572.3996 600.9484 668.68146 638.2015 670.90393 C 615.7384 707.9721 570.8122 630.5021 540.01465 621.8237 z M 1063.6519 507.28555 C 1048.7562 546.92017 997.9033 550.6243 949.0877 556.3657 C 970.8887 523.61035 1021.7415 519.9062 1063.6519 507.28555 z M 834.57513 638.175 C 836.639 608.83264 814.5465 603.6733 818.2236 572.7171 C 839.9987 572.7171 861.8272 572.7171 883.68146 572.7171 C 856.3503 588.1952 826.3465 633.2273 900.033 621.8237 C 894.9534 644.04877 859.04956 635.39685 834.57513 638.175 z M 932.73535 785.46844 C 932.73535 769.1172 932.73535 752.7395 932.73535 736.38824 C 954.5638 736.38824 976.36475 736.38824 998.21985 736.38824 C 1003.1945 779.5418 964.0359 778.58936 932.73535 785.46844 z M 965.4909 638.175 C 993.58997 562.6629 1091.3004 556.70984 1178.2162 539.98816 C 1114.0017 579.43744 1052.5924 621.665 965.4909 638.175 z" svg:height="8.345752mm" draw:style-name="style-35" svg:viewBox="0.0 0.0 1619.9907 834.5752" svg:width="16.199907mm" svg:x="98.18528mm" svg:y="6.981031mm"/>
            <draw:path svg:d="M 19.30155 0.0 C 9.908956 9.921874 -18.98382 77.6289 19.30155 81.80904 C -1.9447293 41.195805 67.32349 13.943754 19.30155 0.0 z" svg:height="0.8180904mm" draw:style-name="style-36" svg:viewBox="0.0 0.0 36.638336 81.80904" svg:width="0.36638337mm" svg:x="67.063805mm" svg:y="42.00022mm"/>
            <draw:path svg:d="M 0.0 21.329245 C 60.64229 9.740401 70.19436 49.29568 130.88913 37.70704 C 147.47807 -18.384697 7.9638224 -1.2925164 0.0 21.329245 z" svg:height="0.39858374mm" draw:style-name="style-37" svg:viewBox="0.0 0.0 132.25798 39.85837" svg:width="1.3225797mm" svg:x="90.985176mm" svg:y="21.986307mm"/>
            <draw:path svg:d="M 9164.672 1047.2737 C 9128.159 1049.6814 9185.918 1088.5223 9164.672 1129.1093 C 9118.687 1131.4641 9117.47 1088.9985 9115.591 1047.2737 C 9046.932 1028.6205 9002.588 985.7316 8968.324 932.7356 C 8912.973 957.63293 8897.336 920.6177 8870.164 965.46454 C 8766.554 943.58356 8788.937 795.7343 8690.115 769.0908 C 8651.433 793.1414 8743.984 823.0658 8739.222 867.27765 C 8650.374 825.20886 8606.903 737.7641 8542.821 670.93036 C 8423.309 670.4277 8398.4375 575.33636 8330.096 523.66327 C 8312.343 527.68494 8318.983 556.1806 8297.394 556.3658 C 8220.691 490.66977 8114.778 507.78827 8019.1836 474.55664 C 7988.836 463.9998 7979.523 460.8777 7970.1035 425.47647 C 7950.7627 444.3148 7912.265 443.9973 7871.9165 441.8277 C 7868.53 363.4052 7790.028 360.07147 7757.378 310.93832 C 7739.625 314.98645 7746.265 343.45563 7724.676 343.64084 C 7664.801 261.6729 7498.669 285.98813 7446.466 196.37375 C 7393.496 176.15959 7433.9517 249.31686 7380.9814 229.10269 C 7331.2397 263.15457 7318.064 178.01166 7282.7944 163.64478 C 7234.3765 143.90688 7151.879 161.9779 7070.043 147.29353 C 6959.288 127.39687 6825.4355 86.83625 6742.8057 65.45792 C 6637.105 38.126457 6437.768 33.60208 6284.6006 0.0 C 6250.258 4.5508347 6308.307 43.709164 6268.249 65.45792 C 6222.397 67.99792 6214.856 19.182287 6235.547 0.0 C 6212.978 14.472706 6114.261 67.15125 6153.685 0.0 C 5768.769 73.31603 5367.978 130.65125 5008.1978 229.10269 C 4974.8335 239.36855 5003.62 311.78497 4942.7397 294.5606 C 4954.3813 255.905 4937.9507 245.26874 4912.339 243.86644 C 4911.201 244.13103 4910.222 244.50143 4909.0586 244.76602 C 4883.8438 250.37518 4851.988 253.94707 4821.4287 256.27542 C 4820.529 259.1329 4817.46 261.54062 4811.824 261.83167 C 4644.5015 265.82687 4451.832 289.40125 4271.8096 278.18292 C 4165.3677 271.56833 4051.729 222.62044 3977.2488 278.18292 C 3954.5742 268.1552 3974.788 215.21208 3944.52 212.75145 C 3523.9912 104.16645 3078.8562 20.214165 2553.5789 16.377707 C 2553.6055 16.377707 2553.6318 16.35125 2553.6848 16.324787 L 2540.6938 17.568327 C 2565.009 106.25665 2682.2722 101.9704 2684.4946 212.75145 C 2622.8997 241.98788 2654.7556 185.65811 2635.388 163.64478 C 2584.6145 105.93916 2511.854 83.50249 2471.7698 32.755413 C 1772.7168 100.17124 1209.1809 355.81165 818.9999 769.0908 C 767.93524 823.1981 691.9205 880.48035 655.35504 932.7356 C 642.46985 951.12415 652.5769 979.9902 638.97736 998.1935 C 616.7259 1027.9856 577.69977 1034.8647 557.1682 1063.6514 C 506.97675 1133.9512 484.56656 1241.1603 442.60367 1325.483 C 289.6481 1632.9817 247.15594 1879.309 278.95886 2225.5159 C 290.49472 2351.0872 331.37277 2507.112 328.03906 2650.9924 C 324.573 2801.514 284.91193 3025.8013 295.3101 3240.0872 C 305.84048 3456.966 331.0818 3616.1396 409.87473 3780.1016 C 403.60413 3870.4304 403.60413 3869.7424 409.87473 3960.0974 C 456.12393 3951.816 414.5049 3855.6663 491.68387 3878.2886 C 492.4776 3955.441 438.87308 3978.2214 442.57724 4058.311 C 412.6793 4033.6516 404.08032 3987.6672 377.11935 3960.0974 C 271.286 4154.2485 124.49518 4307.5483 0.74956053 4483.787 C -8.854837 4599.119 76.60561 4658.809 98.93644 4778.3213 C 129.57521 4942.337 128.22577 5189.987 131.66539 5367.443 C 134.39061 5506.8257 86.633316 5634.4604 197.12328 5711.084 C 284.14478 5673.91 324.78476 5713.042 393.49704 5727.435 C 412.83804 5801.307 320.97473 5764.027 344.41684 5841.9995 C 438.3439 5906.24 533.09125 5969.661 704.4089 5956.511 C 679.61743 5883.169 625.5895 5838.9834 606.22205 5760.164 C 632.68036 5755.5605 634.40015 5775.6157 655.3287 5776.515 C 637.33704 5729.049 603.0205 5697.9077 573.4931 5661.9507 C 525.15375 5676.2114 611.4609 5686.4775 589.8708 5727.435 C 525.3654 5737.357 517.37494 5690.8164 508.03522 5645.599 C 525.39185 5629.724 531.636 5635.3335 545.63257 5641.4717 C 493.19217 5614.0083 512.6655 5493.0933 442.57733 5531.061 C 450.72647 5418.1104 403.92175 5378.8726 377.11945 5269.2295 C 403.55133 5264.599 405.2711 5284.681 426.19965 5285.5806 C 369.04965 5078.068 365.92755 4847.563 491.65753 4712.864 C 460.7542 4677.78 429.11008 4780.28 409.8484 4811.0244 C 410.56277 4774.7236 422.15152 4699.37 458.9286 4663.7573 C 471.91965 4651.216 529.57227 4668.3345 545.1298 4651.1895 C 543.0661 4655.264 541.2669 4659.4443 540.73773 4663.7573 C 620.9594 4687.2256 651.9685 4477.0405 655.30225 4418.3296 C 719.33136 4427.802 750.28766 4404.254 786.1916 4385.6006 C 788.94324 4350.12 728.16846 4378.1924 704.38245 4369.2495 C 921.4201 4346.231 972.69635 4157.5303 1178.9391 4123.769 C 1220.7433 4089.2415 1245.5875 4037.7268 1277.126 3992.9065 C 1304.9602 3986.874 1308.0028 4005.6062 1309.8549 4025.6086 C 1366.2905 4023.2275 1340.2555 3884.2156 1408.0417 3943.773 C 1429.8698 3879.9822 1399.6014 3858.9478 1424.3928 3812.8572 C 1444.5277 3820.0273 1458.0215 3833.8386 1457.1218 3861.9639 C 1513.081 3853.2327 1482.1779 3783.1445 1473.4996 3747.3994 C 1517.4734 3736.1282 1505.1173 3781.2397 1522.5798 3796.4795 C 1574.4646 3751.2356 1538.3226 3705.5156 1522.5798 3649.2388 C 1556.7905 3642.307 1565.9187 3660.457 1588.0377 3665.5898 C 1618.5972 3636.4856 1574.7557 3623.9973 1588.0377 3567.3765 C 1666.8042 3645.6665 1666.9102 3514.989 1669.847 3469.2424 C 1689.9818 3476.3596 1703.4757 3490.1711 1702.5759 3518.2964 C 1772.2408 3497.2354 1700.9885 3436.9634 1718.9537 3371.0293 C 1747.6082 3385.9785 1775.7864 3401.4563 1768.034 3452.8384 C 1853.4679 3425.5864 1754.0376 3310.6777 1784.3853 3289.1938 C 1842.5405 3291.046 1850.24 3343.3806 1849.8431 3403.7317 C 1886.9906 3386.3486 1856.0608 3300.8618 1866.2208 3256.491 C 2014.3611 3372.4578 1790.5764 3481.387 1735.305 3551.0515 C 1753.6936 3594.152 1798.7258 3529.0647 1817.1144 3518.3225 C 1856.8019 3540.8652 1811.611 3540.1772 1800.7632 3551.0515 C 1790.3916 3561.423 1717.6576 3604.127 1735.3053 3583.754 C 1710.6461 3612.1965 1723.8754 3666.489 1686.225 3714.6697 C 1735.6757 3714.59 1796.7151 3585.447 1866.2211 3551.025 C 1893.1292 3600.396 1767.955 3637.6758 1751.6565 3698.2656 C 1865.8242 3666.9653 1945.5696 3721.4434 1997.1104 3796.4524 C 2029.6276 3796.2407 2017.9332 3751.7905 2062.5684 3763.75 C 2184.2502 3871.1975 2379.8564 3904.6406 2569.8538 3943.7458 C 2590.6765 3940.0417 2591.285 3894.904 2569.8538 3894.6921 C 2607.8215 3847.2524 2622.2148 3961.2349 2651.663 3976.5278 C 2726.9106 3952.0803 2708.681 3987.4287 2766.2012 4009.23 C 2790.49 4002.06 2759.7454 3988.3015 2766.2012 3960.1233 C 2818.6152 3956.8162 2792.8977 4031.6404 2848.0103 4025.608 C 2867.1926 4022.9885 2861.8215 3995.7893 2864.388 3976.554 C 2890.4495 3984.5708 2940.8792 4101.0405 2962.575 4009.2563 C 2998.1348 4090.801 3072.7737 4046.2979 3126.1934 4091.0654 C 3180.2744 4066.5122 3092.1943 4051.0605 3109.8423 4009.2563 C 3173.739 4005.367 3139.7136 4099.3735 3208.029 4091.0654 C 3256.0244 4077.1748 3186.7302 4049.8962 3208.029 4009.2563 C 3256.5269 4026.2163 3244.9915 4103.1567 3306.1897 4107.4697 C 3334.368 4070.2163 3308.4917 4044.2078 3306.1897 3976.554 C 3369.8748 4000.1287 3321.5088 4135.754 3420.7542 4123.768 C 3459.2512 4100.4316 3353.6033 4018.9138 3453.4565 4009.2563 C 3444.9368 4083.2073 3466.474 4127.181 3518.9146 4140.172 C 3572.9954 4115.5923 3484.9153 4100.114 3502.5632 4058.3364 C 3569.45 4056.9077 3552.411 4139.3784 3600.7502 4156.5234 C 3660.5986 4130.7793 3562.7295 4132.0757 3584.3723 4091.0388 C 3648.878 4086.5408 3634.4314 4160.9946 3698.937 4156.5234 C 3693.804 4090.7214 3621.8901 4091.7266 3633.479 4009.2563 C 3657.8474 4025.2107 3712.3247 4171.869 3715.288 4058.3364 C 3746.0327 4007.8804 3717.2725 4153.0044 3748.017 4156.5234 C 3768.6016 4152.475 3764.5269 4124.006 3748.017 4123.7676 C 3774.2373 4077.8362 3809.1887 4159.2744 3846.2039 4156.5234 C 3901.1316 4141.574 3854.3267 4126.1226 3862.555 4074.6875 C 3891.3416 4078.6033 3899.8613 4102.813 3895.284 4140.172 C 3949.2327 4095.9338 4084.9902 4133.5044 4091.6577 4041.9587 C 4136.7163 4073.2854 4207.5713 4078.8152 4222.5474 4140.172 C 4230.088 4118.5293 4274.379 4052.7537 4304.383 4107.4697 C 4347.4043 4087.8904 4227.257 4051.4045 4288.005 4009.2563 C 4308.1133 4038.2544 4319.887 4075.5874 4353.463 4091.0654 C 4401.432 4077.2278 4343.6733 4038.413 4353.463 4009.2563 C 4376.931 4058.0454 4438.7646 3966.2349 4435.272 4041.9587 C 4467.6836 4019.8127 4487.3154 3984.9143 4500.73 3943.7717 C 4547.8784 3985.2053 4529.1465 3960.705 4582.539 3943.7717 C 4568.119 3887.3096 4517.2397 3867.2805 4500.73 3812.856 C 4562.351 3836.9595 4636.0376 3885.5635 4598.9165 3960.123 C 4688.4517 3956.8157 4625.1636 3885.8542 4615.268 3845.611 C 4641.726 3840.981 4643.446 3861.0627 4664.3745 3861.9624 C 4643.843 3812.1414 4651.8594 3798.33 4680.7256 3763.7756 C 4722.371 3765.4424 4719.3813 3824.7617 4697.1035 3845.611 C 4733.272 3832.6995 4738.061 3788.3552 4762.5615 3763.7756 C 4747.9033 3734.7773 4696.1514 3742.9265 4713.4546 3681.9666 C 4749.8877 3650.3223 4768.8584 3735.3857 4828.0195 3731.0203 C 4848.234 3678.0508 4775.076 3718.5054 4795.2905 3665.5625 C 4849.0537 3682.6812 4866.8604 3735.8093 4893.477 3780.1003 C 4908.6113 3770.3372 4925.942 3685.644 4860.748 3681.94 C 4885.513 3635.2144 4956.2896 3624.8425 4909.855 3551.0242 C 4986.346 3567.2166 4976.1333 3670.166 5024.393 3714.6687 L 4958.935 3714.6687 C 4985.3667 3758.5896 5010.767 3738.9841 5040.771 3714.6687 C 5044.925 3655.958 4991.6377 3654.6611 4991.6904 3600.1042 C 5090.142 3659.9 5135.4653 3772.7183 5188.0645 3878.3135 C 5254.7656 3756.6846 5121.442 3694.3225 5106.2554 3600.1042 C 5165.575 3633.4944 5202.2993 3689.5068 5237.118 3747.371 C 5234.0225 3828.8362 5189.5195 3986.766 5220.767 4091.012 C 5281.7534 4031.9834 5268.842 3899.1362 5269.8735 3780.1 C 5342.396 3869.7937 5275.8003 4028.5176 5253.5225 4123.7144 C 5273.499 4147.368 5315.9375 4148.5586 5335.3315 4172.7944 C 5348.878 4126.572 5312.2603 4130.408 5318.9805 4090.9854 C 5440.689 4268.124 5439.5513 4436.5312 5564.408 4614.6753 C 5664.1562 4756.9155 5804.491 4872.4585 5842.617 5040.125 C 5751.098 5082.141 5758.136 4884.894 5695.3506 4843.7515 C 5683.0737 4914.9243 5711.4106 5000.1206 5744.457 5056.4766 C 5822.377 5189.3765 6027.403 5252.718 6088.0454 5416.4683 C 6135.6177 5544.765 6089.9766 5651.842 6137.152 5825.5405 C 6193.9043 5822.313 6243.5137 5811.941 6235.365 5743.7314 C 6259.098 5734.815 6319.9263 5762.8613 6317.1743 5727.3804 C 6332.0444 5808.687 6276.8525 5976.6445 6366.2285 6021.968 C 6470.236 6051.7065 6606.55 6030.4346 6660.8154 6071.0215 C 6623.113 5917.775 6484.1265 5865.89 6448.0903 5711.0293 C 6545.881 5809.587 6651.1577 5900.6826 6693.518 6054.6704 C 6794.9854 6037.3135 6684.601 5878.4316 6644.4375 5825.541 C 6583.7686 5745.7163 6472.1143 5689.281 6448.0903 5612.8164 C 6400.1216 5626.7065 6457.827 5665.548 6448.0903 5694.678 C 6370.6465 5673.22 6425.5737 5572.2554 6398.984 5531.007 C 6379.802 5533.653 6385.199 5560.852 6382.659 5580.087 C 6344.48 5575.245 6344.48 5535.8223 6382.659 5531.007 C 6325.4297 5375.485 6208.484 5279.7056 6169.907 5105.531 C 6145.6187 5119.421 6134.718 5146.7524 6137.178 5187.34 C 6112.8364 5162.601 6110.799 5115.5317 6104.476 5072.828 C 6147.4976 5077.67 6117.3345 5009.3545 6169.934 5023.748 C 6162.42 4965.804 6133.527 4929.2383 6137.205 4860.103 C 6174.9346 4855.129 6155.3823 4907.3843 6186.2856 4909.183 C 6172.5273 4786.5225 6087.3315 4735.4053 6055.3696 4630.9736 C 6007.0835 4669.8677 6075.16 4730.087 6071.721 4778.2407 C 5956.4688 4631.2383 5867.8066 4192.03 6039.019 3992.7725 C 5987.214 4003.7524 6017.9844 3912.1272 6039.019 3861.8567 C 5968.3486 3948.3225 5950.86 4122.736 5809.9424 4090.9329 C 5812.6675 3995.5242 5878.205 3962.7952 5858.9966 3845.5054 C 5917.6543 3843.1506 5857.356 3887.4421 5891.752 3927.3145 C 5952.9233 3923.0547 5887.095 3791.7683 5957.21 3796.3987 C 5935.699 3845.7966 5945.9917 3927.05 5924.481 3976.4475 C 5981.022 3920.382 6010.312 3780.1794 5973.561 3681.887 C 6037.7485 3666.7793 5985.414 3768.1677 6022.641 3780.0476 C 6046.2686 3760.5479 6047.459 3699.4023 6071.6943 3763.6963 C 6134.904 3725.0142 6089.4478 3620.6362 6088.046 3550.9717 C 6170.7817 3586.3728 6102.572 3675.6167 6120.802 3780.0479 C 6170.358 3736.868 6149.0063 3622.8325 6153.504 3534.5942 C 6253.04 3655.1912 6091.2744 3853.549 6153.504 4025.5283 C 6134.4805 4022.8562 6124.3994 4029.153 6120.802 4041.8794 C 6155.9907 4077.3865 6160.0396 3998.0645 6235.3657 4025.5283 C 6250.209 3945.1743 6166.76 3963.219 6169.8813 3894.639 C 6223.751 3933.4797 6272.857 3977.1096 6333.526 4009.1768 C 6367.896 3966.4993 6397.3174 3995.2334 6431.686 3976.4746 C 6417.875 3941.1792 6359.931 3950.016 6333.526 3927.3677 C 6379.325 3864.0266 6456.7686 3955.8633 6513.5225 3894.6655 C 6483.73 3853.576 6413.9062 3852.4382 6415.3623 3780.1008 C 6493.0967 3828.652 6537.5728 3809.7869 6595.3843 3878.2876 C 6614.54 3875.6155 6609.169 3848.4426 6611.736 3829.181 C 6647.957 3884.7964 6779.879 3916.6787 6857.1636 3878.2876 C 6839.8066 3866.54 6714.7905 3898.8193 6709.896 3829.181 C 6738.3125 3844.0505 6872.3765 3848.231 6938.9985 3812.8298 C 6922.568 3780.2065 6866.661 3787.0327 6873.5674 3731.0208 C 6907.5933 3740.5986 6926.4307 3765.4429 6955.377 3780.1008 C 6985.6714 3751.2346 6951.1436 3729.4333 6922.621 3714.643 C 6953.5776 3658.9746 6980.01 3742.6887 7020.8345 3730.9941 C 7067.5864 3710.6477 6949.715 3683.3958 7004.4575 3649.185 C 7035.7046 3656.1702 7034.064 3695.9106 7086.3193 3681.914 C 7119.5513 3686.8882 7082.9585 3634.6328 7069.915 3632.834 C 7110.846 3605.0264 7140.6387 3566.1326 7200.831 3600.0784 C 7224.5376 3538.2188 7155.905 3568.6724 7168.129 3518.2693 C 7284.5454 3573.144 7359.8984 3478.9524 7413.556 3420.0825 C 7346.855 3407.938 7357.1997 3472.8137 7282.667 3452.7847 C 7312.803 3481.4922 7284.625 3509.67 7233.6133 3501.8916 C 7230.623 3466.1462 7246.9746 3449.8215 7282.667 3452.7847 C 7274.9414 3385.0515 7359.1846 3409.3135 7397.2314 3387.327 C 7418.186 3315.2014 7318.915 3320.2815 7364.4756 3272.7622 C 7538.6777 3350.285 7719.4146 3389.5493 7855.4097 3469.1887 C 7772.093 3405.398 7911.3164 3467.1777 7871.787 3338.273 C 7933.091 3336.95 7875.9414 3454.081 7937.272 3452.7847 C 7986.987 3432.6238 7919.5186 3396.5078 7937.272 3354.5713 C 7992.3047 3348.6445 7964.524 3425.5327 7986.3257 3452.7847 C 8080.1997 3428.4695 8048.0 3465.1145 8117.241 3485.487 C 8172.618 3450.2183 8050.9897 3404.9214 8100.8896 3370.9753 C 8127.375 3404.5247 8145.049 3446.805 8199.05 3452.7844 C 8191.9067 3472.9192 8178.122 3486.4128 8149.996 3485.4866 C 8152.669 3504.6953 8179.815 3499.298 8199.05 3501.8906 C 8245.141 3485.3276 8194.552 3432.3848 8199.05 3403.6772 C 8230.668 3432.067 8281.997 3440.7454 8313.614 3469.188 C 8366.796 3425.3994 8275.99 3387.9077 8280.886 3338.2722 C 8320.891 3347.3738 8315.73 3401.5872 8379.099 3387.3262 C 8417.702 3382.8281 8377.563 3326.3396 8362.722 3321.8418 C 8385.131 3295.2512 8451.568 3362.9578 8460.908 3403.6772 C 8447.758 3395.0254 8434.344 3386.5852 8411.828 3387.3262 C 8419.554 3443.6296 8534.753 3427.3308 8526.366 3370.9749 C 8665.352 3418.8381 8791.876 3423.336 8919.087 3452.784 C 8964.278 3436.2742 8844.157 3424.5 8902.735 3387.3262 C 8958.721 3444.3967 9148.983 3520.967 9213.7 3420.055 C 9216.028 3368.62 9171.737 3363.8577 9131.838 3354.5442 C 9065.216 3353.4329 9054.315 3407.9636 8968.193 3387.2998 C 8945.465 3354.7034 8882.071 3278.1328 8902.709 3256.4104 C 9081.937 3049.771 9179.568 3372.8271 9393.643 3436.4065 C 9505.085 3469.453 9575.49 3437.015 9704.607 3469.162 C 9741.729 3457.2292 9753.528 3419.8967 9770.065 3387.3003 C 9739.639 3299.0881 9656.956 3220.3748 9720.984 3125.4949 C 9670.74 3096.338 9672.063 3077.9229 9688.2295 3010.9038 C 9761.757 3037.2036 9908.944 2931.6875 10015.519 3027.255 C 10058.593 3004.8713 10077.563 2958.384 10130.083 2945.4458 C 9884.682 2765.3704 9686.033 2538.5432 9410.02 2389.0798 C 9331.227 2231.653 9170.598 1944.4476 9328.21 1750.8784 L 9328.21 1587.2336 C 9408.59 1605.0402 9358.081 1753.7094 9426.424 1783.5809 C 9477.355 1752.3601 9400.8125 1712.5404 9410.02 1669.0428 C 9456.057 1666.6616 9457.248 1709.1272 9459.126 1750.852 C 9523.79 1694.0459 9378.084 1646.8179 9426.424 1603.5848 C 9475.821 1614.1682 9472.091 1677.9327 9508.232 1701.7717 C 9508.947 1751.5929 9473.679 1765.4039 9459.152 1799.9586 C 9469.789 1816.6008 9496.776 1816.8918 9491.881 1849.0388 C 9514.0 1832.9786 9524.557 1805.3826 9540.936 1783.5809 C 9499.476 1666.8998 9456.374 1551.8059 9459.126 1390.8599 C 9400.046 1237.4033 9195.205 1229.4923 9164.672 1047.2737 z M 180.79846 4663.7305 C 180.79846 4625.5776 180.79846 4587.3984 180.79846 4549.193 C 247.28827 4546.388 237.65738 4660.6616 180.79846 4663.7305 z M 344.44318 4532.8677 C 263.9305 4506.8857 319.88983 4617.4023 246.25635 4598.2993 C 246.25635 4565.597 246.25635 4532.8677 246.25635 4500.1387 C 288.7484 4509.902 305.15265 4493.551 295.33655 4451.032 C 311.71423 4451.032 328.0655 4451.032 344.44318 4451.032 C 344.44318 4478.2847 344.44318 4505.6157 344.44318 4532.8677 z M 540.7905 4172.7964 C 527.0586 4153.852 519.20044 4128.955 524.4393 4090.9875 C 493.2713 4098.0254 483.323 4126.2563 442.60367 4123.69 C 451.30844 4077.8904 466.62787 4038.6262 475.3326 3992.827 C 497.5312 3997.8801 488.90576 4033.8108 491.7103 4058.2847 C 515.28467 4049.1038 531.6359 4032.7524 540.7905 4009.2046 C 580.3987 4042.5159 529.62506 4109.8257 638.97736 4074.6626 C 659.9852 4096.1465 659.9852 4134.9873 638.97736 4156.498 C 573.0433 4107.4443 613.63025 4159.911 540.7905 4172.7964 z M 638.97736 4401.952 C 586.40466 4383.4575 654.7465 4355.2266 688.05756 4369.223 C 684.3534 4392.771 639.2155 4374.9116 638.97736 4401.952 z M 737.16425 4091.0137 C 664.69495 4093.0776 722.5328 4005.7915 737.16425 3992.853 C 764.0195 3990.1545 764.0195 4093.7126 737.16425 4091.0137 z M 1031.7249 4058.2847 C 995.45044 4067.2805 1008.41516 4027.0107 982.6446 4025.556 C 1016.8023 3950.7314 1070.6184 3968.6707 1162.6406 3976.502 C 1175.7375 4060.481 1043.9486 3999.6 1031.7249 4058.2847 C 1079.535 4076.938 1151.9779 4056.7236 1195.3696 4025.556 C 1228.8394 4043.865 1047.3352 4141.5493 1031.7249 4058.2847 z M 1228.0985 4009.2046 C 1217.1711 4009.2046 1206.2705 4009.2046 1195.3696 4009.2046 C 1190.7657 3982.7463 1210.8477 3981.0264 1211.7207 3960.098 C 1222.6481 3960.098 1233.5488 3960.098 1244.4497 3960.098 C 1249.0535 3986.5295 1228.9718 3988.2761 1228.0985 4009.2046 z M 2144.483 3223.7097 C 2138.1064 3181.0059 2136.069 3133.9102 2111.754 3109.145 C 2168.8245 3035.0088 2247.4058 3232.7056 2144.483 3223.7097 z M 2062.6736 3305.5188 C 2067.7273 3245.9348 2060.0808 3199.0505 2046.3225 3158.278 C 2112.8123 3133.8572 2120.3794 3311.128 2062.6736 3305.5188 z M 1964.4604 3207.3584 C 2023.6477 3232.6526 2038.0674 3385.714 1948.1093 3387.3542 C 1967.6884 3341.4758 1966.101 3274.4302 1964.4604 3207.3584 z M 1980.8381 3550.999 C 1978.0867 3515.4922 2038.8613 3543.5642 2062.6475 3534.6213 C 2065.4255 3570.1287 2004.624 3542.03 1980.8381 3550.999 z M 1931.7579 3501.919 C 1973.0063 3459.1624 2002.481 3477.5774 2095.4026 3469.2166 C 2065.3462 3504.565 1998.9092 3503.586 1931.7579 3501.919 z M 2177.212 3501.919 C 2166.9988 3423.576 2155.1985 3478.5564 2111.754 3485.515 C 2154.2725 3442.5469 2085.2957 3472.6826 2095.3762 3420.0833 C 2165.3584 3421.565 2215.2324 3452.865 2275.3723 3420.0833 C 2326.728 3488.7688 2437.3767 3498.0823 2439.0168 3616.4307 C 2350.6199 3573.5945 2261.614 3401.986 2177.212 3501.919 z M 2799.0623 3943.7202 C 2799.0623 3932.8193 2799.0623 3921.945 2799.0623 3910.9912 C 2833.9607 3903.3447 2830.23 3934.4067 2831.791 3960.0713 C 2818.509 3956.9758 2815.4663 3943.6938 2799.0623 3943.7202 z M 4009.9807 4074.636 C 3931.1877 4033.652 3990.6394 3974.2266 4009.9807 4074.636 L 4009.9807 4074.636 z M 4140.8965 4025.556 C 4104.622 4034.5781 4117.587 3994.3086 4091.8164 3992.8535 C 4086.9744 3963.564 4155.2896 3991.8215 4140.8965 4025.556 z M 4157.2744 4009.2046 C 4162.3276 3970.602 4214.1064 3978.751 4206.381 3927.369 C 4281.364 3932.2903 4214.265 4032.0908 4157.2744 4009.2046 z M 4304.541 3878.2888 C 4349.3613 3918.2407 4422.307 3893.5024 4451.808 3976.5024 C 4393.203 3953.2717 4317.4 3947.239 4304.541 3878.2888 z M 4533.6436 3927.369 C 4499.2744 3908.5571 4469.853 3937.3438 4435.457 3894.6667 C 4438.7114 3871.6743 4542.5073 3884.2417 4533.6436 3927.369 z M 4435.457 3829.1555 C 4438.579 3815.953 4451.8877 3812.8572 4451.8345 3796.4531 C 4462.7354 3796.4531 4473.6367 3796.4531 4484.5635 3796.4531 C 4492.1836 3831.3518 4461.1743 3827.6208 4435.457 3829.1555 z M 4550.0215 3829.1555 C 4552.6675 3810.1584 4546.397 3800.078 4533.6436 3796.4531 C 4527.1616 3757.2683 4608.177 3805.5286 4582.7236 3747.373 C 4627.3857 3735.467 4615.691 3779.8904 4648.1816 3780.102 C 4620.983 3823.758 4604.261 3797.829 4550.0215 3829.1555 z M 4631.8306 3747.3464 C 4638.8687 3716.2048 4667.073 3706.2302 4664.5596 3665.5374 C 4712.7666 3665.2463 4695.278 3764.862 4631.8306 3747.3464 z M 4795.449 3518.27 C 4870.485 3529.171 4782.3257 3617.33 4795.449 3518.27 L 4795.449 3518.27 z M 4877.2847 3518.27 C 4877.2847 3501.919 4877.2847 3485.5144 4877.2847 3469.2163 C 4925.0156 3445.0867 4925.0156 3542.321 4877.2847 3518.27 z M 4991.849 3567.3506 C 4946.6587 3574.3887 4976.5034 3506.3643 4942.769 3501.919 C 4966.37 3453.553 5008.6504 3521.3926 4991.849 3567.3506 z M 6333.6836 5596.546 C 6348.2354 5729.2344 6467.5625 5757.201 6497.328 5874.702 C 6425.1235 5821.23 6366.1475 5668.01 6300.9546 5661.9507 C 6266.2676 5656.818 6297.4355 5584.4014 6333.6836 5596.546 z M 6006.394 5089.2075 C 6011.368 5132.387 5972.2363 5131.408 5940.9097 5138.314 C 5942.9995 5108.972 5920.907 5103.7593 5924.5845 5072.8296 C 5964.034 5066.1353 5960.1714 5102.7275 6006.394 5089.2075 z M 5924.5845 4074.636 C 6007.6377 4085.0076 5915.6416 4149.698 5908.2334 4172.7964 C 5855.158 4144.486 5950.7256 4129.934 5924.5845 4074.636 z M 5891.8823 5105.5586 C 5869.8955 5094.843 5861.4023 5070.5806 5859.127 5040.127 C 5887.9136 5044.0693 5896.433 5068.279 5891.8823 5105.5586 z M 8771.951 1849.1198 C 8760.045 1905.5819 8722.739 1860.0208 8690.116 1849.1198 C 8703.9795 1801.151 8742.82 1858.9094 8771.951 1849.1198 z M 8673.765 867.27765 C 8701.572 890.6139 8730.358 956.04535 8706.467 981.84216 C 8659.662 979.54034 8676.543 913.5533 8673.765 867.27765 z M 8690.116 1063.6514 C 8706.626 1112.8639 8653.683 1092.6498 8624.658 1096.3804 C 8599.072 1068.7843 8644.369 1022.85266 8591.956 998.1935 C 8635.453 945.2504 8640.559 1068.5197 8690.116 1063.6514 z M 8608.307 900.0066 C 8575.948 888.6824 8564.677 856.3503 8559.2 818.19745 C 8632.198 825.3941 8583.568 852.67267 8608.307 900.0066 z M 8461.039 769.0908 C 8513.877 760.99457 8549.145 854.04846 8510.119 883.65533 C 8548.723 921.3849 8586.055 960.43744 8591.955 1030.9225 C 8522.846 954.4579 8437.227 896.4876 8461.039 769.0908 z M 8575.6045 1996.4133 C 8614.048 2023.6654 8569.571 1994.9318 8542.849 1996.4133 C 8481.915 1991.6244 8591.003 1955.694 8575.6045 1996.4133 z M 8493.742 1898.2266 C 8522.265 1913.3607 8581.584 1897.6708 8575.6045 1947.3333 C 8547.082 1932.1991 8487.709 1947.8623 8493.742 1898.2266 z M 8379.23 703.6329 C 8429.818 702.12476 8427.993 753.057 8428.311 801.81976 C 8381.4795 797.507 8356.661 728.1069 8379.23 703.6329 z M 8264.665 654.5527 C 8313.005 654.05 8320.069 730.32935 8297.395 752.73956 C 8255.591 750.88745 8264.931 697.94434 8264.665 654.5527 z M 8215.586 703.6329 C 8160.6587 698.55286 8150.287 648.917 8133.7236 605.4724 C 8201.959 597.2704 8212.278 646.90625 8215.586 703.6329 z M 8068.265 589.0947 C 8111.419 584.14703 8121.9756 611.7431 8117.3716 654.5526 C 8101.02 654.5526 8084.669 654.5526 8068.265 654.5526 C 8068.265 632.72455 8068.265 610.92285 8068.265 589.0947 z M 6988.262 1210.945 C 6985.1665 1224.2006 6971.8853 1227.2698 6971.9106 1243.674 C 6960.984 1243.674 6950.0825 1243.674 6939.182 1243.674 C 6939.182 1227.2963 6939.182 1210.945 6939.182 1194.5673 C 6952.332 1203.2191 6965.747 1211.6328 6988.262 1210.945 z M 5711.833 3829.1555 C 5754.1665 3772.8523 5751.415 3913.3193 5711.833 3829.1555 L 5711.833 3829.1555 z M 5499.1084 4254.6323 C 5420.1304 4235.4233 5441.6143 4115.779 5400.9478 4058.2847 C 5500.5107 4057.2795 5537.076 4168.0337 5499.1084 4254.6323 z M 5646.402 4025.556 C 5576.3403 4001.611 5656.535 3925.5696 5646.402 3861.9111 C 5678.549 3884.6123 5666.378 4000.7908 5646.402 4025.556 z M 5711.833 4025.556 C 5700.5884 3959.754 5727.523 3932.1313 5728.1846 3878.2888 C 5750.0127 3890.5652 5769.2476 4038.2295 5711.833 4025.556 z M 5777.318 4074.636 C 5729.3486 4014.9194 5804.8877 3939.1956 5810.047 3878.2622 C 5821.08 3901.043 5812.481 4043.7063 5777.318 4074.636 z M 5891.8823 3109.145 C 5891.8823 3098.2441 5891.8823 3087.3433 5891.8823 3076.4424 C 5905.773 3079.4587 5907.2812 3070.0662 5908.2334 3060.0647 C 5928.6855 3094.1694 5948.318 3129.0945 5973.6914 3158.2515 C 5952.8423 3198.8386 5947.6035 3087.7139 5891.8823 3109.145 z M 5924.5845 3289.1675 C 5993.3765 3324.0396 6002.531 3418.5225 6039.1226 3485.515 C 5971.5747 3449.452 5950.805 3366.611 5924.5845 3289.1675 z M 6055.5005 3305.5188 C 6039.6255 3261.3599 5999.038 3242.0452 5990.0425 3190.9807 C 6004.621 3178.2805 6026.9785 3173.3594 6055.5005 3174.6294 C 6042.4565 3144.07 6028.169 3114.675 6022.7983 3076.4426 C 6119.45 3137.1113 6047.2983 3180.5032 6055.5005 3305.5188 z M 5990.0425 2994.607 C 6005.3354 3006.5928 6014.834 3024.3726 6022.7715 3043.7136 C 6015.7603 3084.8298 5987.503 3016.488 5990.0425 2994.607 z M 6039.1494 3681.9414 C 6039.1494 3665.5637 6039.1494 3649.2124 6039.1494 3632.8613 C 6086.8535 3608.7576 6086.8535 3705.9658 6039.1494 3681.9414 z M 6170.0654 3518.27 C 6145.75 3504.4058 6146.3857 3465.565 6137.3364 3436.4343 C 6192.317 3419.6602 6162.8154 3487.314 6170.0654 3518.27 z M 6350.061 3960.0713 C 6307.1455 3996.875 6209.144 3879.9822 6235.5493 3845.5596 C 6282.0635 3875.3254 6295.187 3938.5872 6350.061 3960.0713 z M 6300.9546 3861.9111 C 6245.234 3874.0288 6273.9673 3801.5862 6235.5234 3796.4265 C 6279.4707 3774.9688 6272.645 3702.6848 6333.6836 3698.2397 C 6326.2485 3776.5566 6315.692 3777.9058 6350.035 3829.1292 C 6311.3 3803.2263 6269.7075 3805.2637 6300.9546 3861.9111 z M 6366.4126 3747.3464 C 6357.469 3723.587 6385.5684 3662.7856 6350.061 3665.5374 C 6371.7305 3620.7432 6464.547 3761.105 6366.4126 3747.3464 z M 6431.8438 3681.9414 C 6430.2563 3634.1843 6411.365 3620.3464 6399.1416 3551.0256 C 6450.444 3555.6821 6523.072 3682.2324 6431.8438 3681.9414 z M 6448.2476 3501.919 C 6509.0757 3501.0723 6519.394 3550.708 6530.057 3600.0796 C 6462.8003 3607.3555 6471.267 3538.8813 6448.2476 3501.919 z M 6824.6177 3812.8044 C 6795.8306 3808.8887 6787.3115 3784.679 6791.8887 3747.3464 C 6820.3843 3762.163 6854.939 3783.9912 6824.6177 3812.8044 z M 6988.262 3272.7898 C 7026.971 3265.0906 7053.032 3260.5398 7086.476 3289.1677 C 7071.104 3276.0442 7026.7065 3362.2456 7135.53 3354.599 C 7101.9277 3422.9675 7004.5605 3325.0186 6988.262 3272.7898 z M 7004.614 3174.6294 C 7045.3335 3172.0896 7055.3076 3200.347 7086.476 3207.3584 C 7073.564 3244.9028 6985.1406 3223.2598 7004.614 3174.6294 z M 7037.343 3403.7056 C 7095.8955 3444.028 7154.209 3431.725 7233.743 3420.0833 C 7229.8804 3474.7993 7019.8804 3476.916 7037.343 3403.7056 z M 7250.0938 2732.8018 C 7299.836 2708.2747 7259.116 2683.589 7282.7964 2650.9924 C 7303.6455 2671.6035 7348.413 2690.9446 7348.254 2732.8018 C 7348.175 2751.2166 7317.854 2775.8494 7315.552 2765.5305 C 7324.7324 2806.938 7360.584 2801.8315 7364.6055 2830.9885 C 7368.2036 2856.7324 7298.8306 2919.4653 7380.983 2929.149 C 7258.111 2935.7634 7350.292 2778.3894 7250.0938 2732.8018 z M 7397.3613 3027.336 C 7335.8193 3034.3474 7339.4443 2976.1655 7299.1743 2961.878 C 7312.5884 2939.0444 7407.2563 2972.7258 7397.3613 3027.336 z M 7462.8193 3125.5493 C 7380.322 3126.1577 7355.875 3068.8225 7299.1743 3043.7136 C 7345.424 3014.5564 7438.0015 3078.8503 7462.8193 3125.5493 z M 7511.9263 3207.3584 C 7434.377 3246.1995 7367.728 3133.6985 7299.201 3109.1453 C 7360.6904 3086.285 7449.669 3176.4548 7511.9263 3207.3584 z M 7348.255 3174.6294 C 7410.352 3216.1692 7445.939 3284.2463 7560.98 3272.7898 C 7502.0303 3346.159 7362.3047 3251.623 7348.255 3174.6294 z M 7528.277 3027.336 C 7544.6284 3027.336 7560.9795 3027.336 7577.331 3027.336 C 7590.057 3063.716 7611.753 3091.1536 7610.0864 3141.874 C 7685.334 3146.1077 7795.004 3205.1096 7855.514 3272.7898 C 7675.941 3238.341 7575.4526 3207.385 7528.277 3027.336 z M 7708.2466 1685.4751 C 7646.4927 1721.6171 7605.112 1776.968 7544.602 1816.3909 C 7550.2905 1898.4381 7495.813 1920.3192 7462.7925 1963.658 C 7443.002 2200.2485 7326.8496 2340.451 7168.232 2438.2412 C 6958.5234 2463.6147 6761.964 2396.437 6562.733 2421.8633 C 6333.498 2451.1265 6123.5244 2582.0686 5957.287 2372.7832 C 5949.2964 2311.479 5937.814 2251.7363 5940.883 2143.6802 C 6015.416 2038.1909 6149.798 1992.5239 6120.9316 1783.6617 C 6258.012 1626.1818 6329.7144 1403.3232 6513.6523 1292.7273 C 6746.3794 1291.3251 6941.2715 1218.3265 7070.0186 1341.834 C 7357.8853 1220.1257 7612.097 1133.7128 7970.078 1063.6511 C 7969.6553 1145.2222 7871.6265 1104.8997 7839.1626 1112.7313 C 7562.567 1179.5651 7329.6807 1291.2721 7070.0454 1374.563 C 6885.498 1265.237 6675.1284 1297.9132 6464.599 1374.563 C 6399.75 1467.8815 6317.174 1543.4994 6284.577 1669.097 C 6250.393 1662.1649 6241.2383 1680.3156 6219.093 1685.4482 C 6190.015 1781.8359 6134.294 1851.5801 6153.635 1996.3601 C 6083.388 2035.2009 6044.7324 2105.6328 5989.99 2160.005 C 5945.99 2679.3025 6487.1426 2281.2104 6742.756 2372.7563 C 6807.076 2395.7751 7069.516 2427.6042 7102.7476 2307.2983 C 7121.93 2309.944 7116.532 2337.1433 7119.099 2356.3787 C 7151.1133 2354.1296 7196.7275 2283.3801 7151.8013 2258.192 C 7283.722 2171.9111 7343.6777 2013.6904 7364.5264 1816.3643 C 7419.7188 1792.1813 7412.0195 1767.337 7462.74 1767.2839 C 7518.7524 1610.042 7687.795 1407.6357 7839.11 1374.5629 C 7860.2764 1369.9326 7909.436 1339.3998 7904.568 1390.9141 C 7969.576 1323.9215 8047.7603 1386.0723 8117.319 1407.2654 C 8103.0312 1436.105 8062.55 1457.9331 8117.319 1472.7233 C 8039.399 1528.1799 7981.905 1502.5417 7871.8647 1521.8035 C 7890.3857 1580.3293 7979.841 1491.5615 7986.4033 1538.1547 C 7931.82 1632.8231 7801.7236 1630.8651 7708.2466 1685.4751 z M 7102.8276 2209.1384 C 7171.381 2163.1802 7209.1895 2086.4246 7266.472 2029.1423 C 7238.188 1991.9684 7226.996 1937.7023 7233.77 1865.4976 C 7250.1216 1865.4976 7266.472 1865.4976 7282.8237 1865.4976 C 7263.033 1752.9703 7314.494 1711.7219 7364.6333 1669.1504 C 7361.591 1737.0161 7346.456 1984.8512 7250.1216 1963.711 C 7330.925 2052.7698 7171.698 2219.2983 7102.8276 2209.1384 z M 7053.6943 2290.9475 C 7036.2583 2306.2407 7048.6147 2351.3254 7004.614 2340.0544 C 7001.651 2304.3618 7018.028 2287.9844 7053.6943 2290.9475 z M 6922.779 1440.0211 C 6909.3906 1468.067 6804.4307 1450.578 6808.267 1407.2922 C 6858.9873 1405.6254 6886.4243 1427.2947 6922.779 1440.0211 z M 6808.267 1456.3989 C 6802.5254 1510.6384 6707.5664 1488.44 6726.405 1423.6699 C 6767.1235 1421.13 6777.0986 1449.361 6808.267 1456.3989 z M 8117.372 2323.6765 C 8090.914 2328.2805 8089.194 2308.2249 8068.266 2307.3254 C 8071.414 2294.0698 8084.697 2291.0007 8084.67 2274.5964 C 8104.804 2281.7402 8118.245 2295.5513 8117.372 2323.6765 z M 8035.563 2438.2412 C 7971.904 2391.754 7931.6875 2403.9512 7921.0244 2290.9475 C 7971.5864 2294.9429 7948.674 2372.4128 8019.2114 2356.4055 C 8005.6914 2402.6548 8042.2563 2398.818 8035.563 2438.2412 z M 8002.834 2274.5962 C 8046.3843 2320.2368 8072.4194 2368.1265 8150.101 2340.0542 C 8137.48 2488.6707 7996.034 2375.138 8002.834 2274.5962 z M 8133.7495 2241.8674 C 8191.905 2216.441 8143.645 2297.4563 8182.83 2290.9475 C 8177.7764 2325.5552 8126.051 2273.7498 8133.7495 2241.8674 z M 8182.83 3338.2742 C 8202.965 3345.3914 8216.459 3359.203 8215.586 3387.3281 C 8195.424 3380.1843 8181.983 3366.4258 8182.83 3338.2742 z M 8477.391 3354.599 C 8470.353 3323.4841 8442.148 3313.5093 8444.688 3272.7898 C 8516.1 3295.1472 8479.508 3209.4224 8542.849 3223.7363 C 8511.257 3281.4946 8550.521 3296.92 8559.2 3354.599 C 8528.032 3323.9602 8518.11 3352.8525 8477.391 3354.599 z M 8493.742 2372.7832 C 8436.83 2353.3362 8370.976 2342.8057 8362.853 2274.5962 C 8313.826 2285.3647 8378.517 2309.5742 8362.853 2340.0542 C 8323.431 2346.748 8327.267 2310.1562 8281.018 2323.6763 C 8281.018 2301.8484 8281.018 2280.0466 8281.018 2258.2185 C 8249.797 2265.2034 8251.4375 2304.9968 8199.183 2290.9475 C 8200.585 2267.7434 8201.907 2244.619 8182.831 2241.8672 C 8243.765 2139.1558 8428.92 2160.6665 8526.472 2094.6 C 8562.746 2085.6042 8549.782 2125.8472 8575.578 2127.3289 C 8614.102 2122.884 8585.554 2054.8596 8559.174 2061.871 C 8590.077 2016.3627 8631.617 2097.2192 8624.659 2143.6802 C 8655.589 2141.8547 8636.035 2089.5996 8673.739 2094.6 C 8657.362 2072.7983 8646.752 2045.2024 8624.659 2029.1421 C 8651.091 1978.0247 8676.464 2062.7441 8706.468 2061.871 C 8701.045 2023.6917 8689.693 1991.3596 8657.414 1980.0618 C 8659.875 1939.3424 8712.845 1975.2728 8722.898 1980.0618 C 8722.926 1936.3527 8671.173 1944.5018 8673.793 1898.2262 C 8753.723 1889.2037 8755.813 1958.0485 8788.356 1996.413 C 8667.521 2047.4512 8766.979 2230.1724 8624.686 2241.867 C 8600.847 2308.9124 8695.461 2312.3254 8706.495 2323.6763 C 8717.581 2335.0532 8693.98 2360.85 8690.144 2356.405 C 8706.547 2375.2434 8772.72 2363.4695 8755.628 2438.2407 C 8648.34 2425.5142 8604.26 2349.5789 8559.228 2274.5696 C 8542.398 2307.1138 8554.517 2352.0134 8493.742 2372.7832 z M 8591.955 3289.1675 C 8635.135 3284.193 8634.156 3323.3252 8641.035 3354.599 C 8597.908 3359.573 8587.325 3331.977 8591.955 3289.1675 z M 8739.222 3387.3542 C 8687.946 3384.0737 8672.335 3345.1533 8641.035 3321.8699 C 8683.845 3332.321 8802.299 3307.0535 8821.031 3387.3542 C 8781.185 3401.986 8736.867 3314.4087 8739.222 3387.3542 z M 8968.325 1538.208 C 8689.824 1600.3058 8812.882 1123.5531 9001.054 1292.7542 C 8994.228 1369.9595 8863.946 1250.7118 8870.165 1358.212 C 8943.64 1339.9293 9087.335 1450.922 8968.325 1538.208 z M 9639.255 3010.9846 C 9650.13 3010.9846 9661.057 3010.9846 9671.957 3010.9846 C 9639.493 3022.1763 9682.17 3108.4834 9622.877 3092.794 C 9631.82 3069.0342 9603.748 3008.233 9639.255 3010.9846 z M 9573.797 2978.2556 C 9642.43 2972.2231 9585.439 3031.5427 9590.148 3060.065 C 9538.847 3048.767 9568.823 3016.4087 9573.797 2978.2556 z M 9524.691 2945.5266 C 9579.618 2960.4758 9532.841 2975.9539 9541.043 3027.336 C 9467.911 3030.0874 9498.814 2969.789 9524.691 2945.5266 z" svg:height="60.710217mm" draw:style-name="style-38" svg:viewBox="0.0 0.0 10130.083 6071.0215" svg:width="101.30083mm" svg:x="7.1928754mm" svg:y="0.43550426mm"/>
            <draw:path svg:d="M 0.0 0.57202375 C 0.0 22.400167 0.0 44.201817 0.0 66.029915 C 16.404037 66.029915 32.75559 66.029915 49.106335 66.029915 C 53.71038 23.220379 43.153854 -4.3756413 0.0 0.57202375 z" svg:height="0.66029894mm" draw:style-name="style-39" svg:viewBox="0.0 0.0 50.100758 66.02989" svg:width="0.5010076mm" svg:x="87.87553mm" svg:y="6.320731mm"/>
            <draw:path svg:d="M 81.86192 99.0518 C 78.554634 42.325165 68.209656 -7.310701 0.0 0.891368 C 16.588942 44.30951 26.933916 93.971825 81.86192 99.0518 z" svg:height="0.99051785mm" draw:style-name="style-40" svg:viewBox="0.0 0.0 81.86192 99.05179" svg:width="0.81861925mm" svg:x="88.53011mm" svg:y="6.4813147mm"/>
            <draw:path svg:d="M 33.44353 98.1891 C 56.091534 75.77889 49.053852 -0.4740202 0.7145881 0.0022204716 C 0.97942984 43.393867 -8.360277 96.336975 33.44353 98.1891 z" svg:height="0.98189104mm" draw:style-name="style-41" svg:viewBox="0.0 0.0 45.820976 98.1891" svg:width="0.45820975mm" svg:x="89.83238mm" svg:y="6.9810085mm"/>
            <draw:path svg:d="M 57.522327 98.21958 C 57.178356 49.456867 59.030632 -1.4754025 8.44183 0.032701492 C -14.126237 24.50669 10.691369 93.906876 57.522327 98.21958 z" svg:height="0.9821958mm" draw:style-name="style-42" svg:viewBox="0.0 0.0 57.52206 98.219574" svg:width="0.5752206mm" svg:x="90.90076mm" svg:y="7.4715056mm"/>
            <draw:path svg:d="M 53.13871 115.06171 C 92.16491 85.45485 56.89575 -7.5991096 4.0582147 0.4971333 C -19.727476 127.89401 65.86484 185.86417 134.97398 262.32883 C 129.07399 191.8438 91.741005 152.79135 53.13871 115.06171 z" svg:height="2.6232884mm" draw:style-name="style-43" svg:viewBox="0.0 0.0 134.97437 262.32883" svg:width="1.3497437mm" svg:x="91.76268mm" svg:y="8.121441mm"/>
            <draw:path svg:d="M 49.106335 81.809135 C 24.341213 34.475143 72.99861 7.1966496 0.0 0.0 C 5.476894 38.15295 16.748009 70.48504 49.106335 81.809135 z" svg:height="0.8180914mm" draw:style-name="style-44" svg:viewBox="0.0 0.0 49.106335 81.809135" svg:width="0.49106336mm" svg:x="92.784874mm" svg:y="8.617478mm"/>
            <draw:path svg:d="M 33.47906 114.56452 C 57.34469 88.76769 28.557688 23.336147 0.77676135 0.0 C 3.555177 46.30198 -13.325252 112.28905 33.47906 114.56452 z" svg:height="1.1456453mm" draw:style-name="style-45" svg:viewBox="0.0 0.0 42.35948 114.56452" svg:width="0.42359483mm" svg:x="93.92275mm" svg:y="9.108017mm"/>
            <draw:path svg:d="M 0.0 13.238855 C 52.413628 37.898 7.143459 83.829666 32.702297 111.42569 C 61.72669 107.69509 114.67 127.909256 98.16019 78.69674 C 48.604103 83.565025 43.497826 -39.704254 0.0 13.238855 z" svg:height="1.1247939mm" draw:style-name="style-46" svg:viewBox="0.0 0.0 101.28289 112.479385" svg:width="1.0128288mm" svg:x="93.11243mm" svg:y="10.28505mm"/>
            <draw:path svg:d="M 114.564224 0.0 C 72.65383 12.620656 21.800993 16.324806 0.0 49.080193 C 48.814846 43.33876 99.64104 39.63461 114.564224 0.0 z" svg:height="0.49080193mm" draw:style-name="style-47" svg:viewBox="0.0 0.0 114.564224 49.080193" svg:width="1.1456422mm" svg:x="107.676155mm" svg:y="12.053886mm"/>
            <draw:path svg:d="M 0.0 98.18683 C 87.100624 81.650375 148.51079 39.449303 212.72522 0.0 C 125.809494 16.748009 28.072412 22.67475 0.0 98.18683 z" svg:height="0.9818683mm" draw:style-name="style-48" svg:viewBox="0.0 0.0 212.72522 98.18683" svg:width="2.127252mm" svg:x="107.84019mm" svg:y="12.380913mm"/>
            <draw:path svg:d="M 65.87211 0.0 C 44.04366 0.0 22.21602 0.0 0.41421887 0.0 C -3.2636895 30.9562 18.8296 36.11567 16.765772 65.457886 C 41.239407 62.679775 77.14403 71.33164 82.223656 49.106636 C 8.537107 60.510273 38.540928 15.478201 65.87211 0.0 z" svg:height="0.65457886mm" draw:style-name="style-49" svg:viewBox="0.0 0.0 82.223434 65.457886" svg:width="0.8222344mm" svg:x="106.36311mm" svg:y="12.708201mm"/>
            <draw:path svg:d="M 0.0 49.080193 C 31.326412 42.201073 70.45839 43.153553 65.484535 0.0 C 43.656086 0.0 21.855093 0.0 0.0 0.0 C 0.0 16.35125 0.0 32.728943 0.0 49.080193 z" svg:height="0.49080193mm" draw:style-name="style-50" svg:viewBox="0.0 0.0 65.915016 49.080193" svg:width="0.6591501mm" svg:x="107.512634mm" svg:y="14.3449135mm"/>
            <draw:path svg:d="M 114.61428 32.816956 C 78.26072 20.116968 50.82296 -1.5524124 0.10254542 0.08801142 C -3.7344296 43.373886 101.22605 60.862823 114.61428 32.816956 z" svg:height="0.46415886mm" draw:style-name="style-51" svg:viewBox="0.0 0.0 114.61436 46.415886" svg:width="1.1461436mm" svg:x="75.27452mm" svg:y="14.507546mm"/>
            <draw:path svg:d="M 84.331085 32.89003 C 53.162933 25.852142 43.188576 -2.3789325 2.4691644 0.16108511 C -16.369316 64.93103 78.589355 87.12959 84.331085 32.89003 z" svg:height="0.634812mm" draw:style-name="style-52" svg:viewBox="0.0 0.0 84.33104 63.4812" svg:width="0.84331036mm" svg:x="74.432236mm" svg:y="14.670593mm"/>
            <draw:path svg:d="M 0.0 19.304174 C 32.596523 30.205074 69.92951 75.76633 81.83528 19.304174 C 52.704308 29.09383 13.863817 -28.664673 0.0 19.304174 z" svg:height="0.4700118mm" draw:style-name="style-53" svg:viewBox="0.0 0.0 81.83528 47.00118" svg:width="0.81835276mm" svg:x="94.09403mm" svg:y="18.73366mm"/>
            <draw:path svg:d="M 0.427138 0.0 C -5.6052775 49.635815 53.766903 33.97241 82.28906 49.10674 C 88.26819 -0.5555216 28.94849 15.107685 0.427138 0.0 z" svg:height="0.49106738mm" draw:style-name="style-54" svg:viewBox="0.0 0.0 82.7095 49.10674" svg:width="0.82709503mm" svg:x="92.12602mm" svg:y="19.41777mm"/>
            <draw:path svg:d="M 0.2373886 0.0 C -6.562099 100.54174 134.88356 214.07425 147.50471 65.457886 C 69.82293 93.530304 43.814346 45.61414 0.2373886 0.0 z" svg:height="1.3696829mm" draw:style-name="style-55" svg:viewBox="0.0 0.0 147.50468 136.96829" svg:width="1.4750468mm" svg:x="87.21884mm" svg:y="23.181467mm"/>
            <draw:path svg:d="M 0.0 32.729145 C 20.928146 33.62864 22.648003 53.68414 49.106335 49.080296 C 49.953342 20.954994 36.511818 7.1438627 16.404037 0.0 C 16.430683 16.40444 3.1490324 19.473536 0.0 32.729145 z" svg:height="0.49765933mm" draw:style-name="style-56" svg:viewBox="0.0 0.0 49.14419 49.76593" svg:width="0.49144194mm" svg:x="87.87553mm" svg:y="23.181465mm"/>
            <draw:path svg:d="M 98.18683 65.457886 C 27.649313 81.43862 50.562157 3.995234 0.0 0.0 C 10.663108 113.00343 50.879482 100.83263 114.53838 147.29356 C 121.257935 107.87051 84.692825 111.70708 98.18683 65.457886 z" svg:height="1.4729357mm" draw:style-name="style-57" svg:viewBox="0.0 0.0 115.371025 147.29356" svg:width="1.1537102mm" svg:x="86.40286mm" svg:y="23.34498mm"/>
            <draw:path svg:d="M 130.88913 278.15646 C 48.735718 268.47278 118.10971 205.74002 114.51174 179.99606 C 110.48986 150.8126 74.612686 155.94554 65.457886 114.538185 C 67.75991 124.88336 98.081055 100.22421 98.16019 81.809235 C 98.34509 39.925694 53.551315 20.611023 32.702297 0.0 C 8.995736 32.596725 49.741795 57.308758 0.0 81.809235 C 100.197365 127.396935 8.016306 284.77103 130.88913 278.15646 z" svg:height="2.7835886mm" draw:style-name="style-58" svg:viewBox="0.0 0.0 130.88913 278.3589" svg:width="1.3088913mm" svg:x="79.693825mm" svg:y="26.945429mm"/>
            <draw:path svg:d="M 45.498672 81.809235 C 37.270008 30.427122 84.07513 14.949022 29.147121 0.0 C 3.271764 24.262285 -27.631548 84.56081 45.498672 81.809235 z" svg:height="0.8190035mm" draw:style-name="style-59" svg:viewBox="0.0 0.0 56.297073 81.90035" svg:width="0.56297076mm" svg:x="102.14831mm" svg:y="29.890772mm"/>
            <draw:path svg:d="M 29.568607 82.23678 C 24.858786 53.714622 81.85062 -5.604874 13.217054 0.4275417 C 8.243198 38.58049 -21.733976 70.93902 29.568607 82.23678 z" svg:height="0.8223683mm" draw:style-name="style-60" svg:viewBox="0.0 0.0 47.31786 82.23683" svg:width="0.47317863mm" svg:x="102.798676mm" svg:y="30.213785mm"/>
            <draw:path svg:d="M 2.168795 81.89967 C 61.461845 97.58952 18.811028 11.282418 51.24929 0.090433754 C 40.348793 0.090433754 29.420845 0.090433754 18.546993 0.090433754 C -16.961174 -2.6611342 11.111239 58.140022 2.168795 81.89967 z" svg:height="0.8379971mm" draw:style-name="style-61" svg:viewBox="0.0 0.0 51.249493 83.799706" svg:width="0.5124949mm" svg:x="103.39996mm" svg:y="30.544445mm"/>
            <draw:path svg:d="M 0.0 7.3170595 C 56.700348 32.42595 81.1215 89.7876 163.64471 89.15274 C 138.80046 42.4538 46.22295 -21.839952 0.0 7.3170595 z" svg:height="0.89157915mm" draw:style-name="style-62" svg:viewBox="0.0 0.0 163.64471 89.15791" svg:width="1.6364472mm" svg:x="80.18488mm" svg:y="30.799469mm"/>
            <draw:path svg:d="M 81.80944 114.538185 C 83.450165 63.817566 61.780785 36.380207 49.053852 0.0 C 32.702297 0.0 16.351553 0.0 0.0 0.0 C 47.174927 180.04895 147.66379 211.00516 327.2628 245.45396 C 266.7263 177.74713 157.03014 118.771614 81.80944 114.538185 z" svg:height="2.4545395mm" draw:style-name="style-63" svg:viewBox="0.0 0.0 327.2628 245.45396" svg:width="3.2726278mm" svg:x="82.475914mm" svg:y="30.708862mm"/>
            <draw:path svg:d="M 3.4647431 274.9301 C 87.681984 222.78072 105.48774 104.22086 150.78456 13.125006 C -44.821228 -54.687794 7.539107 156.52892 3.4647431 274.9301 z" svg:height="2.7493007mm" draw:style-name="style-64" svg:viewBox="0.0 0.0 150.78416 274.93005" svg:width="1.5078416mm" svg:x="107.6415mm" svg:y="30.741392mm"/>
            <draw:path svg:d="M 0.0 16.67009 C 24.315172 41.461452 26.352556 88.531006 32.728943 131.23471 C 135.65184 140.23065 57.07056 -57.466007 0.0 16.67009 z" svg:height="1.315334mm" draw:style-name="style-65" svg:viewBox="0.0 0.0 82.803185 131.5334" svg:width="0.82803184mm" svg:x="28.310415mm" svg:y="31.360252mm"/>
            <draw:path svg:d="M 212.72522 101.883514 C 150.46884 70.9802 61.4893 -19.18992 0.0 3.6702378 C 68.500336 28.223406 135.17586 140.7242 212.72522 101.883514 z" svg:height="1.0996284mm" draw:style-name="style-66" svg:viewBox="0.0 0.0 212.72522 109.96285" svg:width="2.127252mm" svg:x="80.18488mm" svg:y="31.490253mm"/>
            <draw:path svg:d="M 16.351149 149.55199 C 74.083206 155.1611 66.4896 -22.10964 0.0 2.311309 C 13.7318 43.083607 21.378296 89.96786 16.351149 149.55199 z" svg:height="1.4968252mm" draw:style-name="style-67" svg:viewBox="0.0 0.0 55.190685 149.68253" svg:width="0.5519069mm" svg:x="27.656101mm" svg:y="31.995173mm"/>
            <draw:path svg:d="M 84.65083 32.89003 C 53.48268 25.852142 43.508324 -2.3789325 2.7889123 0.16108511 C -16.68422 48.79143 71.739 70.434364 84.65083 32.89003 z" svg:height="0.51940906mm" draw:style-name="style-68" svg:viewBox="0.0 0.0 84.651 51.940907" svg:width="0.84651mm" svg:x="77.21113mm" svg:y="32.180187mm"/>
            <draw:path svg:d="M 0.0 0.0 C 14.049529 76.99384 153.77614 171.5294 212.72522 98.160385 C 97.68379 109.59036 62.097305 41.539574 0.0 0.0 z" svg:height="1.2460892mm" draw:style-name="style-69" svg:viewBox="0.0 0.0 212.72522 124.60892" svg:width="2.127252mm" svg:x="80.67542mm" svg:y="32.1818mm"/>
            <draw:path svg:d="M 16.351149 0.0 C 17.991472 67.07197 19.57911 134.09085 0.0 179.99586 C 89.95817 178.35555 75.53842 25.293997 16.351149 0.0 z" svg:height="1.7999587mm" draw:style-name="style-70" svg:viewBox="0.0 0.0 64.10746 179.99586" svg:width="0.6410746mm" svg:x="26.673967mm" svg:y="32.50909mm"/>
            <draw:path svg:d="M 98.32167 1.617109 C 34.9801 -12.670415 71.57266 73.02808 0.16148885 50.670757 C -2.3787305 91.39017 25.852749 101.36493 32.86379 132.48 C 73.5832 130.76015 83.50507 101.86777 114.673225 132.48 C 105.99482 74.80083 66.73042 59.37561 98.32167 1.617109 z" svg:height="1.3247997mm" draw:style-name="style-71" svg:viewBox="0.0 0.0 114.672874 132.47997" svg:width="1.1467288mm" svg:x="91.63788mm" svg:y="32.65643mm"/>
            <draw:path svg:d="M 147.26733 87.62223 C 38.444035 95.26873 82.814705 9.067397 98.21348 22.190788 C 64.76994 -6.437147 38.708874 -1.8863915 0.0 5.8129926 C 16.298262 58.041714 113.665535 155.99055 147.26733 87.62223 z" svg:height="1.1104261mm" draw:style-name="style-72" svg:viewBox="0.0 0.0 147.26733 111.0426" svg:width="1.4726733mm" svg:x="77.0755mm" svg:y="33.105274mm"/>
            <draw:path svg:d="M 0.0 0.0 C 26.193893 77.44359 46.96338 160.28455 114.53798 196.34743 C 77.97287 129.35498 68.791824 34.8721 0.0 0.0 z" svg:height="1.9634742mm" draw:style-name="style-73" svg:viewBox="0.0 0.0 114.53798 196.34743" svg:width="1.1453798mm" svg:x="66.43872mm" svg:y="33.32718mm"/>
            <draw:path svg:d="M 1.0012308 0.43460685 C -3.6286542 43.244087 6.9811625 70.84011 50.081726 65.86625 C 43.2023 34.592323 44.181732 -4.565895 1.0012308 0.43460685 z" svg:height="0.6644394mm" draw:style-name="style-74" svg:viewBox="0.0 0.0 50.081642 66.44394" svg:width="0.5008164mm" svg:x="93.10241mm" svg:y="33.322834mm"/>
            <draw:path svg:d="M 0.0 0.0 C 31.300575 23.28326 46.910892 62.203686 98.18683 65.48433 C 95.83232 -7.46139 140.1497 80.11562 179.99628 65.48433 C 161.26357 -14.790157 42.835724 10.451154 0.0 0.0 z" svg:height="0.6716798mm" draw:style-name="style-75" svg:viewBox="0.0 0.0 179.99628 67.16798" svg:width="1.7999628mm" svg:x="93.603226mm" svg:y="33.654205mm"/>
            <draw:path svg:d="M 0.03794988 0.0 C -0.8090591 28.125301 12.632464 41.90999 32.79354 49.053852 C 33.666386 20.92855 20.172379 7.117217 0.03794988 0.0 z" svg:height="0.4905385mm" draw:style-name="style-76" svg:viewBox="0.0 0.0 32.83344 49.053852" svg:width="0.3283344mm" svg:x="89.0208mm" svg:y="33.818245mm"/>
            <draw:path svg:d="M 1.0311062 0.0 C -16.43149 73.21016 193.5686 71.093445 197.43141 16.377794 C 117.897354 28.019526 59.583733 40.32255 1.0311062 0.0 z" svg:height="0.5631062mm" draw:style-name="style-77" svg:viewBox="0.0 0.0 197.43175 56.310616" svg:width="1.9743176mm" svg:x="77.55599mm" svg:y="34.472557mm"/>
            <draw:path svg:d="M 181.01628 0.0 C 120.87642 32.78183 70.976166 1.4816601 1.0202057 0.0 C -9.060331 52.572693 59.916397 22.463099 17.398 65.43165 C 60.842537 58.47309 72.616486 3.4926 82.85589 81.835686 C 167.25803 -18.097248 256.29025 153.51129 344.68765 196.34743 C 343.02066 77.99911 232.3455 68.68605 181.01628 0.0 z" svg:height="1.9634742mm" draw:style-name="style-78" svg:viewBox="0.0 0.0 344.6876 196.34743" svg:width="3.4468758mm" svg:x="28.1367mm" svg:y="34.636337mm"/>
            <draw:path svg:d="M 0.0 2.6330755 C 9.074865 31.763643 8.4135685 70.57789 32.728943 84.46876 C 25.505548 53.512558 55.007137 -14.141174 0.0 2.6330755 z" svg:height="0.8446885mm" draw:style-name="style-79" svg:viewBox="0.0 0.0 34.304436 84.46885" svg:width="0.34304434mm" svg:x="68.56597mm" svg:y="34.773518mm"/>
            <draw:path svg:d="M 0.34639356 49.448288 C 51.384136 57.227203 79.53648 29.049017 49.400246 0.3415489 C 13.70798 -2.6217713 -2.6435723 13.7031355 0.34639356 49.448288 z" svg:height="0.5075915mm" draw:style-name="style-80" svg:viewBox="0.0 0.0 61.783783 50.75915" svg:width="0.61783785mm" svg:x="79.52684mm" svg:y="34.960213mm"/>
            <draw:path svg:d="M 163.64471 0.0 C 70.74947 8.360682 41.274933 -10.054296 0.0 32.702297 C 67.17774 34.369267 133.61465 35.348293 163.64471 0.0 z" svg:height="0.3333492mm" draw:style-name="style-81" svg:viewBox="0.0 0.0 163.64471 33.334923" svg:width="1.6364472mm" svg:x="26.510191mm" svg:y="35.12767mm"/>
            <draw:path svg:d="M 0.0 3.8813844 C 0.0 20.179646 0.0 36.583683 0.0 52.935234 C 47.730854 76.98577 47.730854 -20.248682 0.0 3.8813844 z" svg:height="0.56793004mm" draw:style-name="style-82" svg:viewBox="0.0 0.0 35.79814 56.793003" svg:width="0.3579814mm" svg:x="55.96572mm" svg:y="35.088856mm"/>
            <draw:path svg:d="M 0.0 16.654749 C 33.73421 21.099728 3.8894587 89.09783 49.080093 82.086395 C 65.90763 36.128284 23.627432 -31.71116 0.0 16.654749 z" svg:height="0.82593066mm" draw:style-name="style-83" svg:viewBox="0.0 0.0 52.936497 82.59306" svg:width="0.52936494mm" svg:x="56.6203mm" svg:y="35.288147mm"/>
            <draw:path svg:d="M 0.0 0.010496775 C 22.991974 36.97287 14.55176 105.44697 81.80944 98.17109 C 71.17298 48.799507 60.828003 -0.8361085 0.0 0.010496775 z" svg:height="0.98707944mm" draw:style-name="style-84" svg:viewBox="0.0 0.0 81.80944 98.70794" svg:width="0.8180944mm" svg:x="71.675354mm" svg:y="35.45459mm"/>
            <draw:path svg:d="M 1.3581212 0.0 C -11.765269 99.06008 76.39391 10.900901 1.3581212 0.0 L 1.3581212 0.0 z" svg:height="0.46550784mm" draw:style-name="style-85" svg:viewBox="0.0 0.0 31.976402 46.550785" svg:width="0.31976402mm" svg:x="55.133785mm" svg:y="35.618206mm"/>
            <draw:path svg:d="M 0.090433754 18.534882 C 23.850086 9.539145 84.65124 37.664448 81.89967 2.1570873 C 58.140022 11.100339 -2.6613362 -16.945429 0.090433754 18.534882 z" svg:height="0.20687686mm" draw:style-name="style-86" svg:viewBox="0.0 0.0 81.99004 20.687685" svg:width="0.81990045mm" svg:x="27.000353mm" svg:y="35.760147mm"/>
            <draw:path svg:d="M 0.0 0.0 C 12.223898 69.3207 31.141508 83.18492 32.702297 130.91577 C 123.93057 131.2335 51.30258 4.6831765 0.0 0.0 z" svg:height="1.3091637mm" draw:style-name="style-87" svg:viewBox="0.0 0.0 76.21915 130.91637" svg:width="0.7621914mm" svg:x="71.18429mm" svg:y="35.945496mm"/>
            <draw:path svg:d="M 0.0 3.8664465 C 0.0 20.217596 0.0 36.568745 0.0 52.94654 C 47.70421 76.997475 47.70421 -20.210732 0.0 3.8664465 z" svg:height="0.56805277mm" draw:style-name="style-88" svg:viewBox="0.0 0.0 35.778156 56.80528" svg:width="0.35778156mm" svg:x="67.584366mm" svg:y="36.725185mm"/>
            <draw:path svg:d="M 0.0 8.867756 C 35.50736 6.1159863 7.408301 66.89069 16.351553 90.676796 C 114.4859 104.409 21.66938 -35.952663 0.0 8.867756 z" svg:height="0.91626954mm" draw:style-name="style-89" svg:viewBox="0.0 0.0 60.54296 91.62695" svg:width="0.6054296mm" svg:x="70.69348mm" svg:y="37.002464mm"/>
            <draw:path svg:d="M 32.728943 8.074442E-4 C 35.24252 40.693573 7.0380874 50.668335 0.0 81.809845 C 63.44735 99.29909 80.93619 -0.31651813 32.728943 8.074442E-4 z" svg:height="0.8387007mm" draw:style-name="style-90" svg:viewBox="0.0 0.0 60.325127 83.87007" svg:width="0.6032513mm" svg:x="53.51118mm" svg:y="37.091133mm"/>
            <draw:path svg:d="M 98.16019 0.0 C 37.120632 4.4449806 43.946766 76.729004 0.0 98.18683 C 38.444035 103.319756 9.683679 175.78908 65.431244 163.67137 C 34.18396 106.997665 75.776215 104.96048 114.51174 130.91577 C 80.19536 79.66608 90.72524 78.31644 98.16019 0.0 z" svg:height="1.6503537mm" draw:style-name="style-91" svg:viewBox="0.0 0.0 114.51174 165.03537" svg:width="1.1451174mm" svg:x="69.54811mm" svg:y="37.418167mm"/>
            <draw:path svg:d="M 49.45071 2.0258775 C 74.90377 60.18124 -6.111949 11.921106 0.37061688 51.10597 C 13.123391 54.757233 19.394003 64.83777 16.748411 83.808266 C 70.988075 52.455208 87.736084 78.410904 114.909004 34.754417 C 82.41744 34.56951 94.11206 -9.880291 49.45071 2.0258775 z" svg:height="0.8380839mm" draw:style-name="style-92" svg:viewBox="0.0 0.0 114.90911 83.808395" svg:width="1.1490911mm" svg:x="52.52561mm" svg:y="37.88871mm"/>
            <draw:path svg:d="M 1.1643345 0.0 C -3.4130666 37.306343 5.106277 61.51554 33.89328 65.457886 C 64.214424 36.644646 29.65985 14.816602 1.1643345 0.0 z" svg:height="0.65457886mm" draw:style-name="style-93" svg:viewBox="0.0 0.0 45.664547 65.457886" svg:width="0.45664546mm" svg:x="75.10012mm" svg:y="37.90897mm"/>
            <draw:path svg:d="M 49.10674 0.0 C 38.179596 0.0 27.278696 0.0 16.377794 0.0 C 16.430683 16.404037 3.121983 19.499777 0.0 32.702297 C 25.717503 31.16775 56.72659 34.89855 49.10674 0.0 z" svg:height="0.32702297mm" draw:style-name="style-94" svg:viewBox="0.0 0.0 50.280186 32.702297" svg:width="0.50280184mm" svg:x="51.547443mm" svg:y="38.400036mm"/>
            <draw:path svg:d="M 0.0 13.739875 C 39.581722 97.903824 42.333492 -42.56321 0.0 13.739875 L 0.0 13.739875 z" svg:height="0.41349566mm" draw:style-name="style-95" svg:viewBox="0.0 0.0 30.726868 41.349564" svg:width="0.30726868mm" svg:x="64.31121mm" svg:y="38.58966mm"/>
            <draw:path svg:d="M 4.447403 0.0 C -21.957638 34.422153 76.04348 151.31505 118.959145 114.51174 C 64.11107 93.02726 50.98768 29.765623 4.447403 0.0 z" svg:height="1.2159574mm" draw:style-name="style-96" svg:viewBox="0.0 0.0 118.95885 121.59573" svg:width="1.1895885mm" svg:x="69.50363mm" svg:y="38.8911mm"/>
            <draw:path svg:d="M 29.017527 163.64471 C 48.993694 138.8796 61.164303 22.701294 29.017527 0.0 C 39.15095 63.6589 -41.07065 139.69997 29.017527 163.64471 z" svg:height="1.6364472mm" draw:style-name="style-97" svg:viewBox="0.0 0.0 48.82302 163.64471" svg:width="0.4882302mm" svg:x="63.36672mm" svg:y="39.054615mm"/>
            <draw:path svg:d="M 0.0 0.0 C 12.832307 68.950485 88.66181 74.9829 147.26692 98.21348 C 117.79238 15.21346 44.82042 39.92529 0.0 0.0 z" svg:height="0.98213476mm" draw:style-name="style-98" svg:viewBox="0.0 0.0 147.26692 98.21348" svg:width="1.4726692mm" svg:x="50.238285mm" svg:y="39.21839mm"/>
            <draw:path svg:d="M 0.0 11.324405 C 34.395912 54.00187 63.817566 25.214869 98.18683 44.026703 C 107.05055 0.89989656 3.2544038 -11.667569 0.0 11.324405 z" svg:height="0.44026873mm" draw:style-name="style-99" svg:viewBox="0.0 0.0 98.723625 44.026875" svg:width="0.98723626mm" svg:x="51.547443mm" svg:y="39.268925mm"/>
            <draw:path svg:d="M 19.092825 0.0 C 18.431528 53.842804 -8.503195 81.465065 2.7416768 147.26692 C 60.129562 159.94057 40.894627 12.2763815 19.092825 0.0 z" svg:height="1.4803758mm" draw:style-name="style-100" svg:viewBox="0.0 0.0 40.62331 148.03758" svg:width="0.4062331mm" svg:x="64.28406mm" svg:y="39.21839mm"/>
            <draw:path svg:d="M 0.0 1.1792723 C 0.0 12.13306 0.0 23.007315 0.0 33.908215 C 16.404037 33.88157 19.473131 47.16403 32.728943 50.259365 C 31.141508 24.595154 34.89855 -6.4672246 0.0 1.1792723 z" svg:height="0.50259507mm" draw:style-name="style-101" svg:viewBox="0.0 0.0 32.728943 50.259502" svg:width="0.32728943mm" svg:x="35.1835mm" svg:y="39.533623mm"/>
            <draw:path svg:d="M 49.10674 0.0 C 56.832767 51.35547 5.0537934 43.232986 0.0 81.835686 C 56.991028 104.72188 124.08964 4.9213724 49.10674 0.0 z" svg:height="0.85240555mm" draw:style-name="style-102" svg:viewBox="0.0 0.0 82.430885 85.240555" svg:width="0.8243089mm" svg:x="48.765617mm" svg:y="39.709194mm"/>
            <draw:path svg:d="M 179.99606 7.6727386 C 87.94763 -0.15906651 34.157715 -18.09765 0.0 56.72659 C 25.77039 58.20825 12.805863 98.45127 49.080296 89.455536 C 61.30399 30.797132 193.09302 91.678024 179.99606 7.6727386 z" svg:height="0.907653mm" draw:style-name="style-103" svg:viewBox="0.0 0.0 180.91006 90.7653" svg:width="1.8091006mm" svg:x="17.019321mm" svg:y="40.123535mm"/>
            <draw:path svg:d="M 17.036064 0.0 C 16.163015 20.92855 -3.9189305 22.648407 0.6849145 49.10674 C 11.585815 49.10674 22.512959 49.10674 33.413857 49.10674 C 34.286907 28.178188 54.36885 26.458332 49.765007 0.0 C 38.864105 0.0 27.963408 0.0 17.036064 0.0 z" svg:height="0.49106738mm" draw:style-name="style-104" svg:viewBox="0.0 0.0 50.449867 49.10674" svg:width="0.50449866mm" svg:x="19.139725mm" svg:y="40.036217mm"/>
            <draw:path svg:d="M 196.37366 81.835686 C 87.02139 116.998665 137.79489 49.688904 98.18683 16.377794 C 89.032234 39.95234 72.68098 56.30349 49.106636 65.457886 C 46.302082 40.98385 54.9275 5.080035 32.728943 0.0 C 24.02419 45.799446 8.704753 85.06344 0.0 130.86288 C 40.71941 133.42935 50.66773 105.17203 81.83558 98.16059 C 76.59678 136.12823 84.45493 161.02577 98.18683 179.96962 C 171.02658 167.08443 130.43959 114.59127 196.37366 163.64471 C 217.38164 142.18729 217.38164 103.3464 196.37366 81.835686 z" svg:height="1.7996962mm" draw:style-name="style-105" svg:viewBox="0.0 0.0 212.12965 179.96962" svg:width="2.1212964mm" svg:x="11.618913mm" svg:y="40.363506mm"/>
            <draw:path svg:d="M 35.713257 0.05167643 C 21.081762 12.9897585 -36.756073 100.27569 35.713257 98.212265 C 62.568447 100.91074 62.568447 -2.6472058 35.713257 0.05167643 z" svg:height="0.9826429mm" draw:style-name="style-106" svg:viewBox="0.0 0.0 55.854645 98.26429" svg:width="0.5585464mm" svg:x="14.207386mm" svg:y="40.36352mm"/>
            <draw:path svg:d="M 0.0 0.006863276 C 40.666523 57.500927 19.182451 177.14558 98.16059 196.35428 C 136.12823 109.75589 99.56271 -0.99840474 0.0 0.006863276 z" svg:height="1.9635422mm" draw:style-name="style-107" svg:viewBox="0.0 0.0 112.862785 196.35422" svg:width="1.1286279mm" svg:x="61.202354mm" svg:y="41.018284mm"/>
            <draw:path svg:d="M 16.330156 98.16059 C 23.738457 75.06244 115.73421 10.372025 32.681305 0.0 C 58.82231 55.29822 -36.74517 69.84998 16.330156 98.16059 z" svg:height="0.9816059mm" draw:style-name="style-108" svg:viewBox="0.0 0.0 67.19116 98.16059" svg:width="0.6719116mm" svg:x="66.11191mm" svg:y="41.18186mm"/>
            <draw:path svg:d="M 17.490856 0.0 C 30.24363 105.48936 -6.8511643 161.18404 1.1393038 261.83154 C 58.368526 264.79486 31.275543 164.06783 33.841602 114.56463 C 36.144432 70.90854 76.54571 1.9051646 17.490856 0.0 z" svg:height="2.6189551mm" draw:style-name="style-109" svg:viewBox="0.0 0.0 49.460167 261.8955" svg:width="0.49460167mm" svg:x="73.30041mm" svg:y="42.81831mm"/>
            <draw:path svg:d="M 19.22666 36.492844 C 19.464754 9.4789915 64.6027 27.3118 68.306854 3.7639012 C 34.995842 -10.232337 -33.34603 17.972094 19.22666 36.492844 z" svg:height="0.36492985mm" draw:style-name="style-110" svg:viewBox="0.0 0.0 68.30685 36.49299" svg:width="0.68306845mm" svg:x="13.390383mm" svg:y="44.090096mm"/>
            <draw:path svg:d="M 11.294731 0.0 C 17.327147 64.84948 -27.043325 100.01246 27.672525 130.91577 C 17.697563 91.7838 48.204018 12.197252 11.294731 0.0 z" svg:height="1.3091577mm" draw:style-name="style-111" svg:viewBox="0.0 0.0 30.133522 130.91577" svg:width="0.30133522mm" svg:x="25.906443mm" svg:y="44.290985mm"/>
            <draw:path svg:d="M 0.0 49.13298 C 0.0 81.86192 0.0 114.590866 0.0 147.29356 C 73.63356 166.42314 17.647703 55.879986 98.18683 81.86192 C 98.18683 54.609875 98.18683 27.304937 98.18683 0.0 C 81.809135 0.0 65.457886 0.0 49.080193 0.0 C 58.869747 42.54464 42.492054 58.922436 0.0 49.13298 z" svg:height="1.4953129mm" draw:style-name="style-112" svg:viewBox="0.0 0.0 98.18683 149.53128" svg:width="0.9818683mm" svg:x="9.655439mm" svg:y="44.9453mm"/>
            <draw:path svg:d="M 0.0 0.050868984 C 0.0 38.256706 0.0 76.4359 0.0 114.58885 C 56.85891 111.51975 66.4898 -2.7537885 0.0 0.050868984 z" svg:height="1.1458877mm" draw:style-name="style-113" svg:viewBox="0.0 0.0 46.32605 114.588776" svg:width="0.4632605mm" svg:x="9.00086mm" svg:y="45.92692mm"/>
            <draw:path svg:d="M 32.75559 65.43165 C 37.306343 28.151947 28.787 3.9423463 0.0 0.0 C 2.2753778 30.453566 10.768479 54.716053 32.75559 65.43165 z" svg:height="0.6543164mm" draw:style-name="style-114" svg:viewBox="0.0 0.0 33.90847 65.43165" svg:width="0.3390847mm" svg:x="65.78414mm" svg:y="50.836773mm"/>
            <draw:path svg:d="M 0.41421887 0.832475 C -3.2636895 31.762432 18.829195 36.948242 16.739126 66.31701 C 48.065945 59.3851 87.19752 60.363724 82.223656 17.21027 C 36.00071 30.703873 39.863926 -5.888287 0.41421887 0.832475 z" svg:height="0.663169mm" draw:style-name="style-115" svg:viewBox="0.0 0.0 82.653946 66.3169" svg:width="0.82653946mm" svg:x="66.43458mm" svg:y="51.155743mm"/>
            <draw:path svg:d="M 11160.408 829.0105 C 11005.521 811.52155 10890.454 693.2263 10833.119 681.7434 C 10534.14 621.7095 10301.016 868.7244 10129.433 1009.03296 C 10030.638 955.7195 9630.799 1022.8971 9654.902 845.3617 C 9578.332 895.63257 9629.45 775.88214 9556.689 779.9303 C 9553.911 804.40424 9562.5625 840.30817 9540.338 845.3617 C 9493.136 832.6088 9499.513 766.22485 9474.88 730.8236 C 9407.331 770.1671 9396.907 680.738 9343.964 747.17487 C 9317.4795 675.4992 9275.093 619.6721 9213.049 583.5565 C 9155.1045 585.3557 9247.814 637.6374 9196.697 632.6367 C 9122.931 553.68506 9050.145 473.72797 8951.27 419.88525 C 8941.824 448.64545 8971.007 516.03485 8934.918 518.07214 C 8916.635 492.6986 8881.684 483.9938 8885.812 436.26294 C 8835.805 424.43607 8826.175 452.98462 8787.598 452.6142 C 8734.522 374.7738 8658.72 319.68753 8607.628 239.86275 C 8602.919 284.2863 8547.7 278.1744 8542.144 321.6719 C 8453.19 268.7817 8378.022 202.1596 8280.3125 158.02711 C 8257.664 168.08128 8277.852 221.02441 8247.61 223.48505 C 8146.512 220.94505 8116.429 147.39088 8034.885 125.29818 C 8033.3237 150.98923 8037.081 182.02484 8002.156 174.37839 C 7922.146 138.63318 7870.023 87.54214 7789.405 125.29818 L 7789.405 76.27092 C 7563.2656 104.634254 7353.2393 -54.856567 7167.6074 27.164259 C 7012.7734 -32.075947 6850.054 20.681969 6693.0244 43.541965 C 6353.6167 92.939674 6001.7476 153.39696 5734.0684 239.49237 C 5736.5293 237.48154 5738.222 236.02635 5738.222 236.02635 S 5539.4937 277.88342 5505.4946 285.7151 C 5501.023 286.77344 5495.9434 287.54074 5490.5986 288.14926 C 5284.9644 281.5876 5063.0845 330.37677 4827.5264 289.0224 C 4749.289 275.26407 4681.079 232.11052 4598.4497 207.18677 C 4516.27 182.42178 4421.4966 178.45302 4336.618 158.10657 C 4092.1697 99.44844 3866.639 39.14991 3600.23 27.19074 C 3536.4124 24.306784 3466.8271 17.903866 3400.3904 24.306784 L 3400.417 24.227407 C 3400.417 24.227407 3397.6653 24.439075 3393.2998 24.809492 C 3392.4265 24.915325 3391.5537 24.941784 3390.6804 25.047617 C 3361.7615 27.614075 3276.0894 35.76324 3256.5896 43.568447 C 3145.941 73.78386 3069.8997 30.101154 2962.0288 43.568447 C 2961.1028 43.67428 2951.419 71.95824 2929.2998 76.2974 C 2825.4773 96.69678 2707.4995 98.416565 2602.0103 125.37761 C 2388.465 179.96115 2090.3591 332.8109 1931.0798 436.2895 C 1863.4788 480.21033 1805.5879 516.98737 1751.0837 550.82764 C 1682.7418 593.24036 1684.541 605.2524 1636.5457 649.0145 C 1582.1208 698.6239 1495.8932 750.4822 1456.5496 796.28156 C 1446.2838 808.2143 1452.3956 846.04974 1440.1719 861.7395 C 1419.6932 888.06555 1374.4493 890.3146 1358.3628 910.8197 C 1331.5604 945.03033 1287.9307 1023.47925 1243.8247 1090.8158 C 1167.0161 1208.1056 1078.4601 1363.7864 1031.0997 1483.5634 C 1004.4826 1550.794 1037.6614 1577.5698 1014.722 1630.8569 C 946.16846 1790.2683 926.72156 1998.8657 867.45496 2187.2227 C 886.7431 2189.789 913.9158 2184.418 916.53516 2203.6006 C 912.8574 2372.431 751.56744 2573.8584 638.35223 2629.077 C 651.36975 2486.9692 857.3479 2432.0947 883.8062 2252.6807 C 805.35724 2305.3591 749.8212 2467.5488 671.05475 2465.4321 C 692.8035 2430.8777 662.9849 2417.0664 687.406 2367.2454 C 650.6554 2338.5645 655.17975 2268.5557 638.3258 2219.9783 C 556.19916 2178.9148 518.7077 2102.1328 441.95206 2089.0625 C 97.809456 2030.5099 -9.24096 2524.6455 245.52632 2694.508 C 297.17297 2697.392 343.10464 2705.991 343.68674 2759.9395 C 208.19362 2859.211 -3.5788689 3098.5266 0.045924895 3283.6028 C 0.9984248 3332.0215 21.53009 3440.7124 81.85509 3430.8696 C 39.521755 3299.451 -5.245743 3246.2168 81.85509 3136.3088 C 91.247795 3165.069 62.06425 3232.4585 98.20634 3234.4958 C 130.82945 3092.5469 144.56133 2931.7595 278.20236 2890.855 C 279.9486 2823.3596 384.96173 2727.66 474.5761 2694.5078 C 432.95715 2783.8047 358.68863 2840.4255 278.2024 2890.855 C 277.77905 2975.7068 203.4047 3021.2417 196.39322 3103.6064 C 194.22365 3129.1653 214.67592 3159.5393 212.77094 3169.0908 C 203.53699 3214.7842 167.97699 3249.7625 163.66428 3299.9802 C 159.53677 3348.108 226.2647 3428.488 147.31302 3463.6248 C 140.06343 3421.7148 170.62282 3310.0342 98.20636 3299.9802 C 110.483025 3361.046 126.86074 3481.0078 130.93532 3545.4338 C 110.03324 3544.5344 108.28699 3524.4258 81.85511 3529.0298 C 124.32074 3639.8374 59.39199 3633.858 32.774906 3709.0786 C 126.38449 3682.6997 149.40323 3585.7036 212.77094 3529.0298 C 211.60677 3569.9875 105.1649 3648.4893 196.39323 3676.3496 C 228.35489 3631.9 242.90698 3570.1194 310.9578 3561.785 L 310.9578 3250.8733 C 421.0774 3155.6497 340.45883 2993.513 376.4157 2890.8545 C 393.05798 2843.3884 466.55927 2774.3057 540.087 2727.21 C 551.72864 2719.7488 576.67883 2733.454 589.1671 2727.21 C 704.7107 2669.6628 793.8223 2577.2969 900.07904 2498.1072 C 914.6311 2441.751 921.1663 2377.4045 981.8882 2367.1914 C 998.37177 2571.5293 961.72687 2818.7559 949.15924 2939.935 C 930.2151 3122.4712 974.95605 3299.8743 981.8882 3447.2207 C 983.5815 3483.0984 960.4569 3531.7288 965.5369 3561.7854 C 987.7884 3693.3892 1095.6589 3791.0996 1080.075 3921.7776 C 1019.2209 3959.084 1039.5674 4020.8906 1014.6171 4069.0444 C 938.31134 4216.3643 791.01776 4331.0615 720.08295 4461.792 C 699.1015 4500.474 686.5073 4539.5 671.00275 4576.3564 C 693.75696 4616.679 744.7686 4687.0054 703.70526 4740.001 C 850.91943 4871.2876 744.1336 5157.646 769.16315 5410.905 C 769.8511 5417.7046 801.1248 5445.0894 801.8921 5459.985 C 811.9198 5653.3955 786.2288 5805.5835 998.26587 5787.248 C 1005.25085 5992.1943 1318.0942 6061.939 1505.5515 6049.0796 C 1516.1349 6043.5234 1525.5011 6036.75 1534.5234 6029.633 C 1533.1476 6018.441 1535.8463 6006.2705 1544.7098 5993.8877 C 1573.0201 5954.253 1536.2167 5926.2334 1508.2502 5896.0977 C 1482.5063 5868.3433 1455.36 5838.445 1442.5012 5802.2764 C 1441.6812 5802.779 1440.9137 5803.0967 1440.0936 5803.6255 C 1403.0784 5720.6523 1320.0786 5683.6636 1260.0975 5623.603 C 1262.5846 5583.36 1224.511 5556.69 1211.0173 5509.0913 C 1154.6082 5310.31 1184.1621 5020.5386 1260.0975 4854.486 C 1345.0287 4772.915 1449.8567 4671.13 1456.4713 4559.9517 C 1542.1433 4523.307 1622.8942 4463.326 1669.1963 4445.4136 C 1697.4801 4434.46 1770.5581 4421.019 1800.1122 4396.3335 C 1830.7244 4370.7217 1840.8052 4310.291 1865.5436 4281.769 C 1874.566 4271.3706 1904.8079 4276.0537 1914.6504 4265.418 C 1975.769 4199.0337 2012.8636 4105.7944 2110.9976 4134.502 C 2165.0784 4084.9456 2175.2385 3991.468 2274.6687 3987.235 C 2274.801 4009.2217 2272.499 4033.59 2275.6213 4052.5872 L 2274.4573 4057.826 C 2274.4573 4057.826 2285.993 4111.5894 2314.7532 4136.5396 C 2341.291 4159.479 2378.8618 4193.822 2390.6624 4221.603 C 2465.0366 4466.951 2346.2124 4579.8223 2274.6953 4789.108 C 2303.3762 4842.2363 2334.0415 4893.354 2356.5046 4952.7524 C 2611.4836 5003.2085 2615.8228 5304.384 2749.2522 5476.3896 C 2813.837 5493.4814 2860.8535 5493.64 2924.5386 5477.3687 C 2909.5366 5460.9116 2894.8523 5444.084 2880.168 5427.3096 C 2869.3994 5449.27 2845.19 5457.7363 2814.71 5460.0117 C 2669.057 5387.4893 2693.372 5144.9985 2569.256 5050.9126 C 2568.1978 4953.784 2520.1228 4903.725 2471.0693 4854.5127 C 2465.0369 4926.691 2557.9849 4985.0054 2536.527 5018.157 C 2462.973 4944.1265 2365.6855 4920.076 2340.1536 4838.161 C 2289.2742 4674.9927 2540.0198 4453.5103 2433.2603 4270.577 C 2423.55 4240.6 2399.0762 4169.2686 2378.0947 4142.2544 C 2354.785 4112.277 2314.224 4073.6743 2303.8792 4057.773 C 2300.36 3988.9282 2364.4688 4061.239 2372.8823 4036.3418 C 2357.51 4022.5305 2317.9814 3951.9663 2356.5046 3938.155 C 2400.8752 3999.3533 2436.594 3946.7805 2503.7717 4019.9907 C 2506.3381 4000.7024 2500.967 3973.5298 2520.1494 3970.8838 C 2585.6338 4042.692 2643.0483 4044.3853 2651.0654 4150.9326 C 2681.995 4154.557 2687.1545 4132.465 2716.5232 4134.529 C 2700.3835 4180.5396 2805.2644 4225.413 2749.2522 4298.1733 C 2710.8345 4292.961 2712.6338 4247.5586 2683.7942 4232.7417 C 2683.5032 4342.147 2815.6096 4319.102 2814.71 4429.089 C 2839.2104 4431.867 2875.1143 4423.268 2880.168 4445.467 C 2861.753 4503.4106 2847.915 4565.9316 2765.6296 4560.005 C 2774.5725 4583.791 2746.5005 4644.5923 2781.981 4641.814 C 2783.542 4616.123 2779.785 4585.0605 2814.7097 4592.734 C 2815.9268 4621.2295 2811.0586 4643.6396 2798.3586 4658.2446 C 2826.484 4664.6475 2840.2952 4633.903 2847.439 4658.2446 C 2848.1533 4722.565 2890.963 4876.3145 2814.71 4789.1343 C 2793.6228 4870.202 2873.7122 4850.1206 2880.168 4903.672 C 2863.7373 4903.7515 2860.6946 4890.4165 2847.439 4887.321 C 2875.379 4970.5854 2970.576 5081.4194 2962.0037 5198.2065 C 3089.1887 5240.143 3143.5872 5354.8135 3289.2932 5378.255 C 3323.9272 5485.4644 3428.0671 5523.1147 3469.289 5623.6826 C 3449.948 5642.5474 3411.4248 5642.1772 3371.1023 5640.087 C 3365.3872 5574.311 3272.0156 5510.785 3240.1865 5525.522 C 3278.0483 5558.5684 3327.6313 5579.8677 3338.3733 5640.087 C 3126.7068 5664.137 3021.2437 5582.064 2931.1797 5484.5913 C 2968.142 5704.6187 3335.0132 5689.9077 3502.0447 5640.087 C 3502.627 5640.1133 3502.918 5640.4575 3503.4998 5640.5366 C 3523.952 5572.8823 3459.1292 5499.143 3420.976 5443.4746 C 3420.7378 5443.554 3420.4734 5443.6074 3420.2085 5443.6865 C 3311.2798 5361.692 3207.8804 5274.247 3060.2166 5230.935 C 2972.9304 5080.2544 2926.0198 4931.4263 2880.2205 4772.7827 C 2909.1658 4611.0166 2993.5679 4435.703 3092.9453 4298.1997 C 3102.2852 4260.0464 3131.6538 4079.8655 3076.5942 4020.0432 C 3134.9878 4021.6306 3188.963 4027.663 3207.51 4069.097 C 3564.9885 4144.424 3955.302 4240.15 4385.726 4265.4707 C 4877.957 4294.416 5361.8003 4246.976 5809.3696 4200.0127 C 5825.377 4183.2646 5841.755 4166.8604 5858.4766 4150.959 C 5891.629 4240.0176 5956.637 4358.392 6071.201 4314.577 C 6100.1465 4468.618 6214.526 4654.7256 6300.278 4756.4053 C 6345.4683 4809.904 6338.616 4843.9033 6349.3843 4920.05 C 6382.193 5152.169 6514.088 5278.9043 6709.3765 5378.2554 C 6791.1064 5522.6914 6797.0063 5668.689 6807.537 5852.8384 C 6841.1655 5857.3633 6840.213 5896.4946 6856.6436 5918.27 C 6896.966 5920.466 6935.4897 5920.7573 6954.857 5901.919 C 6953.666 6189.627 7287.147 6147.5054 7511.197 6130.9956 L 7511.197 6049.1865 C 7623.433 6045.535 7647.854 6009.6045 7674.868 5950.9995 C 7730.2715 5956.4766 7771.5205 5954.836 7808.4297 5955.3916 C 7812.3193 5952.0312 7816.7373 5948.9355 7822.241 5946.343 C 7872.592 5923.086 7817.8228 5864.6396 7800.4126 5829.9795 C 7786.019 5801.4043 7773.399 5769.7603 7757.4443 5740.762 C 7755.169 5739.4126 7752.9727 5737.9575 7751.0146 5736.264 C 7745.6704 5737.719 7741.516 5738.672 7740.3257 5738.275 C 7738.659 5737.7197 7647.5625 5653.926 7625.7876 5623.7104 C 7600.44 5588.5474 7555.964 5473.3213 7494.8716 5394.6343 C 7389.4883 5258.8765 7491.0615 5039.0605 7560.3296 4969.1577 C 7569.907 4872.3203 7544.322 4810.646 7527.6274 4740.0815 C 7580.385 4582.575 7667.195 4381.915 7658.5166 4216.3916 C 7735.2456 4151.3306 7670.2905 3944.5325 7756.703 3889.1553 C 8000.4644 3796.6833 8082.9873 3525.406 8362.176 3512.7852 C 8524.762 3505.377 8696.159 3605.945 8902.19 3627.297 C 9062.052 3595.1235 9250.541 3509.5576 9442.231 3529.0835 C 9530.418 3538.132 9609.581 3587.2917 9687.659 3594.5942 C 9909.565 3615.2583 10127.582 3528.025 10260.376 3594.5942 C 10264.345 3565.8076 10288.555 3557.2878 10325.86 3561.8655 C 10515.329 3651.3477 10690.43 3492.0154 10882.227 3480.0298 C 10889.158 3419.0168 10891.751 3389.0925 10898.578 3300.0337 C 11090.321 3166.3926 10944.112 2912.4983 10734.933 2874.5571 C 10605.764 2692.8147 10429.789 2557.9038 10227.647 2449.0806 C 10281.992 2272.5508 10185.844 2009.6871 10342.186 2089.062 C 10364.834 2011.8832 10268.684 2053.502 10260.351 2007.2528 C 10396.505 1850.2491 10192.617 1647.9222 10227.648 1483.5896 L 10358.563 1483.5896 C 10553.323 1721.0795 10864.13 1537.0619 11094.926 1549.0475 C 11163.373 1464.0897 11190.176 1414.4803 11274.975 1369.0514 C 11253.808 1293.751 11317.73 1233.3995 11373.135 1156.2999 C 11457.589 1169.873 11445.207 1086.5823 11487.698 1058.113 C 11487.302 858.14105 11340.987 849.35693 11160.408 829.0105 z M 261.87756 2301.7607 C 258.27924 2310.148 333.10342 2216.9087 327.33548 2219.9514 C 499.81732 2129.5432 612.50336 2438.1533 474.60257 2596.3477 C 324.50443 2593.6753 192.84778 2462.7595 261.87756 2301.7607 z M 621.89606 2465.4053 C 613.5882 2542.4521 579.85376 2600.5547 507.35794 2645.4014 C 618.66815 2457.2563 578.4515 2145.4185 360.09088 2170.845 C 150.54088 2195.2659 130.96173 2539.4624 327.36194 2661.7793 C 280.50424 2713.267 202.90193 2604.9995 180.09486 2563.5925 C 107.65195 2432.2002 133.81924 2268.5288 229.17508 2170.8713 C 370.5684 2026.0382 651.37067 2193.1226 621.89606 2465.4053 z M 1227.3685 4821.8374 L 1227.3685 4789.135 C 1262.2936 4781.4883 1258.5365 4812.4976 1260.0975 4838.189 C 1246.8419 4835.0664 1243.7727 4821.7583 1227.3685 4821.8374 z M 1391.0134 4527.303 C 1404.904 4470.259 1471.6848 4466.105 1521.9293 4445.4673 C 1527.9088 4457.8237 1431.574 4507.142 1391.0134 4527.303 z M 2307.3977 3839.995 C 2253.6873 3810.997 2326.474 3773.664 2340.1267 3758.186 C 2377.7502 3771.0977 2311.9749 3815.4153 2307.3977 3839.995 z M 2454.6912 3954.5332 C 2459.242 3916.5918 2498.374 3916.9358 2520.1492 3938.2083 C 2515.0955 3960.4336 2479.165 3951.7551 2454.6912 3954.5332 z M 2536.5002 3938.2083 L 2536.5002 3905.4792 L 2601.9583 3905.4792 C 2618.4417 3954.692 2565.4985 3934.425 2536.5002 3938.2083 z M 2749.2253 4167.2583 C 2742.2139 4122.0938 2810.2383 4151.939 2814.683 4118.2046 C 2867.4412 4146.2236 2773.7258 4162.575 2749.2253 4167.2583 z M 2912.87 4183.6626 L 2912.87 4249.12 C 2853.0215 4245.522 2850.0845 4226.6304 2798.332 4249.12 C 2811.9053 4168.9517 2863.5781 4228.033 2912.87 4183.6626 z M 2863.79 4150.9595 L 2863.79 4101.853 C 2899.4822 4098.8896 2915.8335 4115.2407 2912.87 4150.9595 L 2863.79 4150.9595 z M 2781.9807 4298.1743 C 2814.7097 4246.9507 2941.8418 4350.6675 2961.9768 4265.4717 C 2984.1753 4270.5254 2975.5498 4306.4297 2978.3545 4330.9297 C 2920.358 4325.849 2861.8057 4358.3936 2781.9807 4298.1743 z M 3011.0835 4134.5557 C 2982.2969 4130.64 2973.777 4106.43 2978.3545 4069.098 C 3029.2866 4061.425 3036.8274 4110.2407 3011.0835 4134.5557 z M 5514.756 3856.3464 C 5493.2983 3864.4426 5507.586 3775.1985 5547.485 3790.8884 C 5559.418 3835.5503 5514.994 3823.8289 5514.756 3856.3464 z M 5792.939 3807.266 C 5813.1 3814.3835 5826.5674 3828.1948 5825.695 3856.32 C 5805.586 3849.2024 5792.0923 3835.4443 5792.939 3807.266 z M 5907.5034 4020.0176 C 5899.9097 4052.8792 5876.759 4033.1938 5891.1523 3970.911 C 5901.7886 3924.7676 5910.1226 4008.6143 5907.5034 4020.0176 z M 7347.5513 5116.398 C 7339.614 5178.866 7352.2075 5220.8823 7380.28 5247.314 C 7347.789 5308.8823 7396.2344 5353.1475 7396.6313 5427.3364 C 7418.8564 5422.283 7410.2046 5386.326 7412.983 5361.8257 C 7448.1196 5399.423 7558.8477 5580.2393 7478.468 5574.577 C 7457.4863 5704.858 7596.1543 5706.128 7658.464 5754.5996 C 7714.688 5798.3354 7751.3853 5861.888 7789.353 5918.244 C 7498.2583 5889.696 7266.6685 5810.0034 7200.258 5590.981 C 7200.919 5593.2563 7232.722 5588.8643 7232.96 5590.981 C 7219.096 5492.027 7144.0073 5363.1484 7183.9062 5214.6113 C 7201.6597 5218.6064 7195.019 5247.1284 7216.6084 5247.3135 C 7290.4536 5125.3936 7149.934 5005.167 7134.7993 4887.3213 C 7126.3857 4821.7046 7117.4956 4727.7246 7183.88 4674.57 C 7190.494 4744.314 7168.0044 4843.162 7200.2314 4887.3213 C 7277.2773 4851.682 7207.1367 4788.314 7200.2314 4723.65 C 7183.6157 4568.128 7180.943 4347.492 7118.396 4216.338 C 7232.616 4233.986 7141.4146 4143.4453 7200.2314 4118.1772 C 7238.7275 4150.642 7283.786 4176.4126 7282.0405 4249.0933 C 7243.57 4243.9336 7272.357 4171.491 7216.583 4183.6353 C 7177.3716 4218.6396 7202.0835 4328.098 7282.0405 4298.147 C 7289.29 4329.077 7259.789 4396.8105 7314.7964 4379.956 C 7335.169 4374.215 7301.3022 4285.685 7314.7964 4232.742 C 7366.3105 4224.8047 7351.838 4282.9336 7412.9565 4265.4443 C 7422.217 4385.3535 7362.659 4515.608 7396.605 4641.8145 C 7421.952 4601.73 7421.026 4535.32 7429.307 4478.1694 C 7472.117 4708.0664 7483.6787 4989.2393 7347.5513 5116.398 z M 6758.456 4478.197 C 6747.0 4397.446 6774.8076 4334.5015 6758.456 4232.769 C 6793.2754 4341.539 6991.3423 4194.1665 7036.6655 4298.2007 C 7066.934 4295.7666 7046.7197 4242.823 7069.368 4232.769 C 7107.971 4279.3887 7112.8657 4351.5674 7118.448 4412.765 C 7124.56 4479.3604 7138.6094 4565.456 7134.8257 4625.4897 C 7128.7935 4720.8457 7076.538 4783.2607 7085.7197 4870.97 C 7094.1064 4950.822 7170.36 5044.8545 7167.5815 5149.1265 C 7166.8667 5174.5796 7138.1333 5197.175 7134.8525 5214.6377 C 7110.2466 5344.257 7134.6934 5471.865 7183.933 5558.252 C 7077.544 5457.366 7049.6567 5277.952 6954.857 5165.5044 C 7024.389 4868.7744 6794.731 4734.4985 6758.456 4478.197 z M 6823.9146 4020.0176 C 6781.9785 4079.3904 6788.778 4085.7932 6758.43 4150.9336 C 6744.063 4135.455 6759.4355 4010.8896 6823.9146 4020.0176 z M 7511.196 4707.2725 C 7411.13 4545.1626 7580.1724 4432.873 7576.654 4265.4717 C 7660.447 4253.9883 7548.9785 4335.4272 7609.383 4347.2803 C 7526.436 4446.8696 7539.1626 4581.384 7511.196 4707.2725 z M 7756.65 3823.644 C 7767.233 3774.22 7830.9976 3777.977 7854.837 3741.8083 C 7899.472 3727.0447 7815.9697 3836.4497 7756.65 3823.644 z M 10505.829 3332.7095 C 10499.612 3363.851 10485.033 3322.232 10489.478 3300.007 C 10495.696 3268.8125 10510.301 3310.4316 10505.829 3332.7095 z M 10489.478 3152.687 C 10512.101 3098.9766 10542.13 3052.648 10620.341 3054.5266 C 10570.256 3080.7468 10554.513 3141.3894 10489.478 3152.687 z M 10685.825 3152.687 C 10669.792 3202.852 10642.169 3133.9016 10620.341 3136.3357 C 10636.454 3086.1707 10664.024 3155.1477 10685.825 3152.687 z M 10914.954 3021.7976 C 11015.337 3179.357 10819.969 3273.39 10833.093 3447.2476 C 10677.121 3416.741 10652.355 3517.4148 10538.532 3529.0564 C 10493.208 3458.9949 10557.767 3379.8052 10538.532 3283.629 C 10575.759 3247.143 10601.926 3334.773 10636.745 3267.2778 C 10691.541 3312.6538 10594.359 3343.8218 10587.639 3381.8425 C 10612.881 3466.377 10675.189 3331.8098 10702.203 3414.5447 C 10682.757 3330.3015 10708.447 3223.4363 10718.555 3087.2551 C 10829.335 3110.7505 10808.565 3002.6946 10914.954 3021.7976 z M 10227.646 2269.058 C 10211.692 2268.6084 10214.973 2249.029 10211.295 2236.329 C 10194.759 2209.2358 10141.788 2218.5493 10113.081 2203.6003 C 10096.624 2252.8127 10149.541 2232.5986 10178.565 2236.329 L 10178.565 2367.2185 C 10121.681 2336.8442 10112.658 2258.5806 10080.405 2203.5737 C 10108.24 2209.5798 10111.256 2190.8208 10113.081 2170.845 C 10134.222 2193.3872 10184.201 2187.011 10227.6455 2187.196 L 10227.6455 2269.058 z M 10243.998 1990.8752 C 10141.074 1975.2118 10101.414 2022.8369 10047.624 2056.3333 C 10056.011 1955.6063 10131.021 1921.528 10194.892 1876.3107 C 10189.918 1896.1544 10242.172 1932.7463 10243.972 1892.6885 C 10280.431 1899.541 10256.803 1979.4717 10243.998 1990.8752 z M 10260.349 1827.2039 C 10243.972 1849.0055 10233.388 1876.6016 10211.295 1892.6617 C 10216.189 1860.515 10189.202 1860.2239 10178.565 1843.5815 C 10193.117 1809.0269 10228.387 1795.2156 10227.646 1745.3947 C 10191.505 1721.5292 10195.234 1657.7646 10145.837 1647.2078 C 10097.498 1690.4672 10243.23 1737.6688 10178.539 1794.475 C 10176.66 1752.7236 10175.47 1710.2845 10129.433 1712.6658 C 10120.226 1756.1631 10196.77 1795.983 10145.837 1827.2039 C 10077.495 1797.3325 10128.004 1648.6631 10047.623 1630.8566 L 10047.623 1794.5013 C 9890.011 1988.0706 10050.64 2275.2756 10129.433 2432.703 C 10405.446 2582.166 10604.068 2809.0198 10849.496 2989.0686 C 10796.977 3002.0068 10778.006 3048.4941 10734.932 3070.878 C 10628.357 2975.3105 10481.17 3080.7998 10407.643 3054.5269 C 10391.504 3121.5193 10390.153 3139.961 10440.398 3169.118 C 10376.369 3263.9973 10459.051 3342.711 10489.479 3430.9229 C 10472.942 3463.4932 10461.168 3500.8525 10424.0205 3512.785 C 10294.904 3480.6382 10224.499 3513.076 10113.057 3480.0293 C 9898.981 3416.4766 9801.377 3093.4202 9622.122 3300.0332 C 9601.484 3321.7554 9664.853 3398.326 9687.606 3430.9226 C 9773.729 3451.56 9784.629 3397.056 9851.251 3398.167 C 9891.15 3407.4805 9935.442 3412.2166 9933.113 3463.6777 C 9868.3955 3564.5635 9678.135 3488.0193 9622.148 3430.9487 C 9563.57 3468.0964 9683.69 3479.897 9638.5 3496.4067 C 9511.288 3466.9583 9384.765 3462.4604 9245.779 3414.5977 C 9254.167 3470.954 9138.968 3487.2522 9131.241 3430.9487 C 9153.783 3430.2346 9167.172 3438.6482 9180.322 3447.3 C 9170.982 3406.5806 9104.545 3338.8738 9082.135 3365.4644 C 9097.005 3369.9622 9137.115 3426.4504 9098.513 3430.9487 C 9035.145 3445.183 9040.304 3390.9702 9000.299 3381.895 C 8995.404 3431.531 9086.209 3469.0227 9033.028 3512.811 C 9001.41 3484.3948 8950.081 3475.7168 8918.464 3447.3003 C 8913.966 3476.0078 8964.554 3528.9507 8918.464 3545.514 C 8899.202 3542.9207 8872.056 3548.2917 8869.41 3529.1099 C 8897.535 3530.0093 8911.346 3516.5156 8918.464 3496.4075 C 8864.463 3490.428 8846.788 3448.1475 8820.304 3414.5984 C 8770.403 3448.5447 8892.032 3493.841 8836.655 3529.11 C 8767.413 3508.711 8799.613 3472.0925 8705.739 3496.408 C 8683.9375 3469.1558 8711.719 3392.2678 8656.686 3398.1943 C 8638.932 3440.131 8706.4 3476.2463 8656.686 3496.408 C 8595.382 3497.7043 8652.531 3380.5732 8591.201 3381.8962 C 8630.7295 3510.801 8491.4795 3449.021 8574.823 3512.812 C 8438.827 3433.1724 8258.091 3393.9082 8083.889 3316.3853 C 8038.3286 3363.9045 8137.5996 3358.8245 8116.645 3430.95 C 8078.598 3452.9368 7994.354 3428.6746 8002.0806 3496.408 C 8076.6133 3516.437 8066.295 3451.5608 8132.9697 3463.7056 C 8079.312 3522.5754 8003.959 3616.767 7887.5425 3561.8923 C 7875.3184 3612.2954 7943.951 3581.842 7920.2446 3643.7014 C 7860.0522 3609.782 7830.26 3648.6758 7789.3286 3676.457 C 7802.373 3678.256 7838.965 3730.538 7805.733 3725.537 C 7753.4775 3739.507 7755.118 3699.7668 7723.871 3692.808 C 7669.1553 3727.0188 7787.0 3754.2708 7740.2485 3774.6172 C 7699.4233 3786.2852 7672.991 3702.571 7642.0347 3758.266 C 7670.557 3773.0564 7705.085 3794.858 7674.7905 3823.7239 C 7645.845 3809.0398 7627.007 3784.2217 7592.981 3774.6438 C 7586.049 3830.6562 7641.9814 3823.8035 7658.412 3856.453 C 7591.763 3891.854 7457.726 3887.7002 7429.3096 3872.804 C 7434.231 3942.4688 7559.22 3910.1633 7576.577 3921.911 C 7499.2925 3960.2754 7367.3706 3928.393 7331.1494 3872.804 C 7328.5566 3892.0923 7333.9277 3919.265 7314.798 3921.911 C 7256.9863 3853.4102 7212.5103 3872.2747 7134.776 3823.7239 C 7133.321 3896.0608 7203.1445 3897.1985 7232.936 3938.2886 C 7176.183 3999.4868 7098.765 3907.6763 7052.9395 3970.991 C 7079.3447 3993.6394 7137.2886 3984.8022 7151.1 4020.0977 C 7116.73 4038.8567 7087.3086 4010.1228 7052.9395 4052.7998 C 6992.2705 4020.7322 6943.1904 3977.1025 6889.295 3938.262 C 6886.1724 4006.8418 6969.596 3988.7974 6954.7793 4069.1514 C 6879.453 4041.688 6875.4043 4121.01 6840.2153 4085.5027 C 6843.84 4072.7761 6853.921 4066.4792 6872.9175 4069.1514 C 6810.688 3897.1724 6972.4536 3698.8145 6872.9175 3578.2168 C 6868.4194 3666.4556 6889.7715 3780.5173 6840.2153 3823.6711 C 6821.986 3719.24 6890.1953 3629.9958 6807.4595 3594.5947 C 6808.8623 3664.2593 6854.3174 3768.6377 6791.108 3807.3196 C 6766.872 3743.026 6765.6553 3804.171 6742.054 3823.6707 C 6704.8276 3811.7908 6757.1357 3710.4023 6692.974 3725.51 C 6729.725 3823.8027 6700.409 3964.0056 6643.894 4020.0706 C 6665.405 3970.6729 6655.1123 3889.4192 6676.623 3840.0217 C 6606.5347 3835.3916 6672.3633 3966.678 6611.165 3970.9375 C 6576.743 3931.0647 6637.068 3886.7737 6578.4097 3889.1287 C 6597.618 4006.445 6532.0547 4039.1472 6529.3555 4134.556 C 6670.273 4166.359 6687.7617 3991.919 6758.432 3905.4797 C 6737.398 3955.7505 6706.627 4047.376 6758.432 4036.3955 C 6587.22 4235.6265 6675.8823 4674.8613 6791.135 4821.864 C 6794.5747 4773.7095 6726.497 4713.464 6774.783 4674.597 C 6806.745 4779.0015 6891.967 4830.1455 6905.699 4952.806 C 6874.769 4951.0073 6894.3223 4898.725 6856.6187 4903.726 C 6852.9404 4972.8354 6881.8335 5009.401 6889.3477 5067.371 C 6836.775 5052.9775 6866.911 5121.293 6823.8896 5116.451 C 6830.2134 5159.155 6832.2505 5206.2505 6856.592 5230.963 C 6854.1313 5190.376 6865.032 5163.071 6889.321 5149.154 C 6927.8975 5323.329 7044.843 5419.1084 7102.0728 5574.63 C 7063.8936 5579.4717 7063.8936 5618.895 7102.0728 5623.71 C 7104.613 5604.4487 7099.2417 5577.2495 7118.3975 5574.63 C 7145.015 5615.879 7090.087 5716.8438 7167.504 5738.3013 C 7177.2407 5709.171 7119.535 5670.3564 7167.504 5656.4395 C 7191.528 5732.904 7303.182 5789.3394 7363.851 5869.164 C 7404.0415 5922.054 7514.399 6080.9365 7412.9316 6098.2935 C 7370.5454 5944.3057 7265.2944 5853.1836 7167.504 5754.6523 C 7203.54 5909.5396 7342.5254 5961.398 7380.229 6114.6445 C 7325.9634 6074.0576 7189.65 6095.33 7085.642 6065.591 C 6996.2393 6020.2676 7051.431 5852.31 7036.588 5771.0034 C 7039.34 5806.4844 6978.5386 5778.4385 6954.779 5787.355 C 6962.928 5855.5645 6913.319 5865.936 6856.5654 5869.164 C 6809.39 5695.465 6855.0044 5588.388 6807.459 5460.092 C 6746.8164 5296.3413 6541.7905 5232.9995 6463.871 5100.0996 C 6430.8247 5043.743 6402.488 4958.5474 6414.7646 4887.3745 C 6477.5503 4928.517 6470.512 5125.764 6562.0312 5083.7485 C 6523.931 4916.0815 6383.57 4800.5386 6283.822 4658.2983 C 6158.9385 4480.1543 6160.076 4311.747 6038.3945 4134.6084 C 6031.6743 4174.0317 6068.2925 4170.195 6054.7456 4216.4175 C 6035.3784 4192.1816 5992.9126 4190.9644 5972.9365 4167.3374 C 5995.2144 4072.114 6061.81 3913.3901 5989.2876 3823.7231 C 5988.256 3942.759 6001.141 4075.6067 5940.181 4134.6353 C 5908.9336 4030.3894 5953.437 3872.4597 5956.532 3790.9941 C 5921.7134 3733.1033 5884.989 3677.0913 5825.6694 3643.7273 C 5840.8564 3737.9456 5974.18 3800.3076 5907.4785 3921.9365 C 5854.879 3816.3677 5809.556 3703.523 5711.1045 3643.7273 C 5711.052 3698.2842 5764.365 3699.5806 5760.1846 3758.292 C 5730.181 3782.6072 5704.7812 3802.213 5678.349 3758.292 L 5743.807 3758.292 C 5695.573 3713.7888 5705.76 3610.866 5629.269 3594.6472 C 5675.7036 3668.4658 5604.9272 3678.864 5580.162 3725.563 C 5645.3555 3729.267 5628.0254 3813.9604 5612.891 3823.7236 C 5586.2476 3779.4324 5568.4414 3726.3037 5514.7046 3709.1855 C 5494.49 3762.129 5567.6475 3721.6738 5547.433 3774.6436 C 5488.2725 3778.9827 5469.302 3693.9192 5432.8687 3725.5896 C 5415.565 3786.5496 5467.3174 3778.4004 5481.9756 3807.3987 C 5457.475 3831.9785 5452.686 3876.2961 5416.5176 3889.2344 C 5438.822 3868.3853 5441.785 3809.0918 5400.1396 3807.3987 C 5371.2734 3841.9531 5363.257 3855.7646 5383.7886 3905.5854 C 5362.86 3904.686 5361.14 3884.604 5334.6816 3889.2344 C 5344.577 3929.4773 5407.8657 4000.4387 5318.3306 4003.746 C 5355.4517 3929.1868 5281.765 3880.5825 5220.144 3856.4792 C 5236.68 3910.9304 5287.533 3930.9329 5301.953 3987.395 C 5248.5337 4004.3281 5267.266 4028.8286 5220.144 3987.395 C 5206.7295 4028.5374 5187.0977 4063.436 5154.686 4085.5818 C 5158.152 4009.858 5096.319 4101.6416 5072.877 4052.8794 C 5063.0874 4082.0366 5120.846 4120.824 5072.877 4134.6885 C 5039.3013 4119.21 5027.5273 4081.8777 5007.419 4052.8794 C 4946.6973 4095.0276 5066.8447 4131.5137 5023.797 4151.093 C 4993.793 4096.4033 4949.502 4162.1523 4941.961 4183.7954 C 4926.986 4122.4385 4856.104 4116.9087 4811.072 4085.5818 C 4804.4043 4177.128 4668.6465 4139.5566 4614.6978 4183.7954 C 4619.2754 4146.4624 4610.756 4122.253 4581.969 4118.3105 C 4573.7144 4169.719 4620.545 4185.171 4565.6177 4200.1465 C 4528.6025 4202.898 4493.6514 4121.4326 4467.431 4167.3906 C 4483.941 4167.629 4488.0156 4196.098 4467.431 4200.1465 C 4436.6865 4196.6274 4465.447 4051.5037 4434.702 4101.9595 C 4431.739 4215.492 4377.2607 4068.8071 4352.893 4052.8794 C 4341.304 4135.35 4413.2183 4134.3447 4418.351 4200.1465 C 4353.845 4204.618 4368.292 4130.164 4303.786 4134.6616 C 4282.1436 4175.6987 4379.9863 4174.4023 4320.164 4200.1465 C 4271.8247 4183.028 4288.864 4100.531 4221.977 4101.9595 C 4204.3296 4143.7373 4292.4355 4159.2153 4238.3286 4183.7954 C 4185.888 4170.804 4164.3506 4126.8306 4172.8706 4052.8794 C 4073.0168 4062.5369 4178.6387 4144.0547 4140.1685 4167.391 C 4040.9229 4179.35 4089.2888 4043.725 4025.6035 4020.1772 C 4027.9058 4087.8574 4053.7817 4113.8394 4025.6035 4151.093 C 3964.4055 4146.7803 3975.9414 4069.8394 3927.443 4052.8794 C 3906.1443 4093.5193 3975.4382 4120.7715 3927.443 4134.6885 C 3859.1013 4142.996 3893.1528 4048.99 3829.256 4052.8794 C 3811.6084 4094.6836 3899.7146 4110.1353 3845.6074 4134.6885 C 3792.188 4089.9475 3717.549 4134.424 3681.9888 4052.8794 C 3660.293 4144.663 3609.8635 4028.1672 3583.802 4020.1772 C 3581.2356 4039.4387 3586.6067 4066.638 3567.4243 4069.231 C 3512.3118 4075.29 3538.0293 4000.4392 3485.6152 4003.7466 C 3479.1592 4031.9246 3509.904 4045.7092 3485.6152 4052.8533 C 3428.095 4031.0515 3446.3245 3995.7031 3371.0771 4020.151 C 3341.629 4004.858 3327.2092 3890.8755 3289.2678 3938.3152 C 3310.699 3938.5535 3310.0906 3983.6912 3289.2678 3987.3691 C 3099.2705 3948.2637 2903.6377 3914.8203 2781.9822 3807.3733 C 2737.3203 3795.4404 2749.0415 3839.8906 2716.5242 3840.0754 C 2664.9834 3765.066 2585.238 3710.5886 2471.0703 3741.8887 C 2487.342 3681.2993 2612.5166 3644.0193 2585.6348 3594.648 C 2516.129 3629.07 2455.063 3758.2136 2405.639 3758.2927 C 2441.8074 3712.0173 2431.3828 3660.3704 2452.3113 3631.134 C 2449.348 3640.4736 2510.7312 3604.12 2520.2034 3594.648 C 2531.0515 3583.7737 2576.2422 3584.435 2536.5547 3561.919 C 2518.166 3572.6614 2473.1338 3637.7485 2454.7454 3594.648 C 2509.9902 3524.9834 2733.8013 3416.0542 2585.6611 3300.0874 C 2575.5276 3344.4844 2606.431 3429.9448 2569.2832 3447.328 C 2569.6802 3386.976 2561.9807 3334.6416 2503.8254 3332.7896 C 2473.4775 3354.2737 2572.9082 3469.1558 2487.4744 3496.4346 C 2495.2266 3445.079 2467.0747 3429.6008 2438.394 3414.6255 C 2420.4287 3480.5598 2491.6812 3540.8582 2422.016 3561.8923 C 2422.9158 3533.767 2409.422 3519.9294 2389.2874 3512.8386 C 2386.3503 3558.5852 2386.2183 3689.2627 2307.478 3610.9724 C 2294.196 3667.5933 2338.0374 3680.0815 2307.478 3709.186 C 2285.359 3704.053 2276.2307 3685.9026 2242.02 3692.8347 C 2257.763 3749.1116 2293.9048 3794.8315 2242.02 3840.0754 C 2224.5576 3824.8354 2236.9136 3779.7239 2192.94 3790.9954 C 2201.6182 3826.7405 2232.5215 3896.8289 2176.562 3905.56 C 2177.4614 3877.4348 2163.968 3863.5972 2143.833 3856.4534 C 2119.0151 3902.544 2149.31 3923.5781 2127.482 3987.3691 C 2059.6958 3927.8113 2085.7307 4066.8237 2029.2952 4069.2048 C 2027.443 4049.2024 2024.4004 4030.4697 1996.5662 4036.5024 C 1965.0278 4081.323 1940.1836 4132.864 1898.3794 4167.365 C 1692.1367 4201.126 1640.8604 4389.827 1423.8226 4412.8457 C 1447.6086 4421.7886 1508.4099 4393.7163 1505.6318 4429.197 C 1469.7279 4447.85 1438.7716 4471.4243 1374.7424 4461.926 C 1371.4087 4520.6636 1340.3995 4730.822 1260.1779 4707.3535 C 1260.707 4703.067 1262.5062 4698.8867 1264.57 4694.7856 C 1249.0125 4711.9043 1191.3597 4694.812 1178.3688 4707.3535 C 1141.5917 4742.9927 1130.0029 4818.32 1129.2886 4854.62 C 1148.5767 4823.8755 1180.1943 4721.3765 1211.0977 4756.4595 C 1085.3677 4891.1855 1088.4897 5121.6904 1145.6398 5329.177 C 1124.7112 5328.2773 1122.9915 5308.1953 1096.5596 5312.8257 C 1123.3354 5422.4688 1170.1667 5461.7065 1162.0175 5574.657 C 1232.1056 5536.6626 1212.6322 5657.604 1265.0726 5685.068 C 1251.0763 5678.956 1244.832 5673.3467 1227.4753 5689.1953 C 1236.8152 5734.4126 1244.8055 5780.953 1309.3109 5771.0312 C 1330.9009 5730.0737 1244.6204 5719.8076 1292.9332 5705.5464 C 1322.4608 5741.5034 1356.7772 5772.645 1374.7688 5820.1113 C 1353.8403 5819.212 1352.1205 5799.1562 1325.6622 5803.7603 C 1345.0032 5882.5796 1399.0575 5926.7383 1423.849 6000.1074 C 1252.5049 6013.2573 1157.7576 5949.837 1063.8569 5885.5957 C 1040.4148 5807.623 1132.2782 5844.903 1112.9371 5771.0312 C 1044.2249 5756.6377 1003.5849 5717.506 916.5634 5754.68 C 806.0734 5678.0566 853.83075 5550.3955 851.1055 5411.039 C 847.6659 5233.583 849.0154 4985.9595 818.3766 4821.9175 C 796.0458 4702.4053 710.5853 4642.7417 720.1897 4527.3833 C 843.9353 4351.1445 990.72614 4197.8447 1096.5594 4003.6936 C 1123.5205 4031.2634 1132.1195 4077.2478 1162.0173 4101.907 C 1158.3132 4021.8442 1211.9178 3999.037 1211.124 3921.8845 C 1133.9451 3899.2627 1175.5375 3995.3857 1129.3148 4003.6936 C 1123.0443 3913.3386 1123.0443 3914.0266 1129.3148 3823.6978 C 1050.4955 3659.7354 1025.2808 3500.5623 1014.75037 3283.683 C 1004.3522 3069.3706 1044.0132 2845.1096 1047.4792 2694.5884 C 1050.7866 2550.7078 1009.93494 2394.7097 998.3991 2269.1118 C 966.56976 1922.9047 1009.06177 1676.551 1162.044 1369.0789 C 1204.0068 1284.7561 1226.417 1177.5735 1276.6085 1107.2472 C 1297.1403 1078.4604 1336.1663 1071.5813 1358.4177 1041.7893 C 1372.0172 1023.58594 1361.9102 994.7199 1374.7954 976.3314 C 1411.3344 924.07623 1487.3491 866.79395 1538.4402 812.68665 C 1928.6476 399.40747 2492.1572 143.76709 3191.213 76.32481 C 3191.5303 76.74814 3191.9536 77.06564 3192.2976 77.48897 C 3212.406 67.32897 3235.451 66.21773 3259.4224 66.40293 C 3260.428 66.40293 3261.248 66.79981 3262.227 66.87918 C 3261.5657 64.94772 3260.719 63.17501 3260.1633 61.137722 L 3273.1543 59.89418 C 3273.1277 59.89418 3273.075 59.920635 3273.0486 59.9471 C 3798.326 63.783558 4243.4604 147.73586 4663.9893 256.32083 C 4672.1914 256.98227 4676.557 261.50665 4679.2026 267.75082 C 4695.5806 268.62396 4711.773 271.11102 4727.8857 276.24396 C 4735.268 278.59875 4740.877 282.46167 4745.19 287.11835 C 4756.038 287.17126 4764.4517 290.92834 4770.669 296.59042 C 4836.842 291.48395 4915.793 317.06915 4991.279 321.7523 C 5171.3013 332.94418 5363.9707 309.39624 5531.2935 305.40103 C 5536.903 305.11002 5539.998 302.7023 5540.898 299.8448 C 5571.457 297.51645 5603.313 293.9446 5628.528 288.33542 C 5629.6655 288.07083 5630.671 287.72687 5631.8086 287.43582 C 5636.7827 287.7004 5641.2275 288.46768 5645.355 289.57895 C 5653.795 284.10208 5663.373 279.8952 5674.274 277.64624 C 5691.2866 274.15375 5708.088 273.5452 5724.915 273.96854 C 5725.8413 273.5452 5726.6353 272.98956 5727.667 272.6721 C 6087.4473 174.22063 6488.2383 116.885414 6873.1543 43.569366 C 6872.201 45.183327 6871.646 46.453327 6870.879 47.908535 C 6876.171 48.1202 6881.435 48.252495 6886.727 48.358326 C 6891.384 47.485203 6896.5166 47.67041 6901.9937 48.781662 C 6916.864 48.91395 6931.7593 48.80812 6946.655 48.596455 C 6949.909 46.691452 6952.926 44.918747 6955.016 43.569366 C 6953.561 44.918743 6952.5557 46.717907 6951.3916 48.33187 C 6958.6406 47.591038 6965.8906 47.03541 6972.955 47.617496 C 6973.9336 47.696873 6974.7275 48.067287 6975.707 48.173122 C 6981.9243 48.06729 6988.169 48.01437 6994.386 47.934998 C 6996.0005 45.81833 6998.858 44.25729 7004.0435 43.569374 C 7157.2104 77.171455 7356.5474 81.66937 7462.2485 109.02728 C 7544.8774 130.40561 7678.7573 170.93979 7789.4854 190.8629 C 7871.321 205.54727 7953.818 187.47624 8002.2373 207.21416 C 8037.5063 221.58102 8050.682 306.72394 8100.4243 272.6721 C 8153.394 292.88623 8112.9385 219.72897 8165.9087 239.94313 C 8218.11 329.5575 8384.243 305.2423 8444.118 387.2102 C 8465.709 387.025 8459.067 358.55582 8476.82 354.50772 C 8509.471 403.64084 8587.972 406.97458 8591.359 485.3971 C 8631.708 487.56668 8670.179 487.88416 8689.546 469.04584 C 8698.965 504.44708 8708.278 507.56915 8738.626 518.12604 C 8834.194 551.3577 8940.106 534.23914 9016.836 599.93524 C 9038.427 599.75 9031.785 571.2544 9049.538 567.2327 C 9117.881 618.9058 9142.751 713.99713 9262.264 714.4998 C 9326.346 781.3335 9369.79 868.7783 9458.664 910.84705 C 9463.427 866.63513 9370.875 836.7108 9409.558 812.66016 C 9508.354 839.33014 9485.996 987.1793 9589.606 1009.0339 C 9616.779 964.187 9632.416 1001.2022 9687.767 976.30493 C 9722.057 1029.3009 9766.4 1072.2164 9835.034 1090.843 C 9836.913 1132.5942 9838.13 1175.0334 9884.114 1172.6786 C 9905.36 1132.0651 9847.602 1093.2507 9884.114 1090.843 C 9914.621 1273.0616 10119.487 1280.9727 10178.675 1434.5103 C 10175.788 1595.429 10218.889 1710.5227 10260.349 1827.2039 z M 6725.701 4281.8228 C 6687.4155 4277.642 6716.3086 4209.9355 6725.701 4200.0137 C 6773.723 4213.9575 6704.4546 4241.2095 6725.701 4281.8228 z M 11176.76 1352.6738 C 11055.898 1362.7015 10940.566 1378.3119 10849.497 1418.1317 C 10903.6045 1444.3519 11029.996 1402.7064 11111.302 1401.754 C 11091.088 1463.3754 10944.297 1398.3938 10964.062 1499.9408 C 10826.346 1482.2137 10750.226 1526.0815 10636.799 1532.6698 C 10690.721 1500.0201 10640.317 1506.82 10636.799 1450.8341 C 10567.557 1471.2335 10599.704 1507.8783 10505.883 1483.5631 C 10589.518 1471.154 10520.753 1402.4418 10473.154 1450.8341 C 10400.314 1397.9175 10293.951 1223.3983 10211.322 1287.1893 C 10229.129 1249.7244 10128.534 1155.0035 10064.055 1205.3802 C 9952.321 1163.0999 9911.761 1042.582 9818.601 1025.3577 C 9847.679 952.75604 9922.741 1019.3516 9965.868 1025.3577 C 10138.218 1049.3025 10352.239 1098.9912 10489.531 1172.6512 C 10471.3545 1256.2332 10559.619 1233.4525 10587.691 1270.8116 C 10658.388 1205.1421 10797.427 1207.7878 10882.252 1156.2736 C 10796.13 1130.5032 10681.485 1217.1013 10538.611 1189.0026 C 10542.579 1160.2158 10566.789 1151.6963 10604.068 1156.2736 C 10533.1875 1047.1594 10306.042 1094.3082 10211.349 1009.00653 C 10216.72 944.26306 10303.079 898.9663 10358.615 861.73944 C 10482.018 778.9777 10599.571 734.89813 10800.443 698.09467 C 10929.005 786.0951 11058.412 844.11816 11242.244 861.73944 C 11360.143 873.03705 11404.805 925.05426 11438.645 1025.3843 C 11357.338 1140.4779 11224.306 1203.8192 11176.76 1352.6738 z" svg:height="61.431725mm" draw:style-name="style-116" svg:viewBox="0.0 0.0 11487.698 6143.1724" svg:width="114.87698mm" svg:x="-1.9455863E-4mm" svg:y="8.446344E-5mm"/>
            <draw:path svg:d="M 0.0 14.081827 C 30.797537 22.760136 75.72373 100.23017 98.18683 63.16202 C 60.933777 60.93953 34.79277 -35.315895 0.0 14.081827 z" svg:height="0.73144037mm" draw:style-name="style-117" svg:viewBox="0.0 0.0 98.18683 73.144035" svg:width="0.9818683mm" svg:x="103.58543mm" svg:y="13.05845mm"/>
            <draw:path svg:d="M 2046.0293 474.50366 C 2039.468 427.91052 1950.0121 516.6783 1931.491 458.15244 C 2041.531 438.89075 2099.0251 464.5289 2176.945 409.07224 C 2122.1763 394.28198 2162.6575 372.45392 2176.945 343.61435 C 2107.3862 322.42126 2029.2014 260.27057 1964.1932 327.2631 C 1969.088 275.74875 1919.9017 306.28165 1898.7354 310.91183 C 1747.4203 343.98477 1578.4044 546.3909 1522.3654 703.6328 C 1471.645 703.71216 1479.344 728.5566 1424.152 752.71313 C 1403.3029 950.03937 1343.3485 1108.2603 1211.4268 1194.5408 C 1256.3263 1219.7291 1210.7388 1290.4521 1178.7244 1292.7275 C 1176.1317 1273.4924 1181.5287 1246.2932 1162.3729 1243.6472 C 1129.115 1363.9532 866.6747 1332.124 802.3811 1309.1051 C 546.7669 1217.5858 5.614967 1615.6514 49.615025 1096.3538 C 104.33067 1041.9818 142.98666 971.5497 213.26015 932.709 C 193.91943 787.9025 249.64035 718.1583 278.71805 621.7971 C 300.8638 616.66425 310.01862 598.51385 344.20258 605.446 C 376.77243 479.8218 459.3756 404.23038 524.2247 310.91183 C 734.75366 234.26207 945.12354 201.58601 1129.6705 310.91183 C 1389.3059 227.5946 1622.1921 115.91396 1898.7878 49.080193 C 1931.2786 41.24849 2029.3071 81.571045 2029.7036 0.0 C 1671.749 70.06163 1417.5107 156.50105 1129.6439 278.1829 C 1000.89777 154.70187 806.00574 227.67393 573.2785 229.07626 C 389.3403 339.6721 317.63846 562.53064 180.55785 720.0106 C 209.42398 928.8726 75.06849 974.53986 0.5090936 1080.0292 C -2.5600019 1188.085 8.922663 1247.828 16.91313 1309.1318 C 183.15056 1518.4174 393.124 1387.4749 622.359 1358.2122 C 821.5636 1332.7856 1018.1496 1399.9634 1227.8582 1374.5898 C 1386.4758 1276.7999 1502.6283 1136.6235 1522.4187 900.0067 C 1555.4384 856.6679 1609.9166 834.7604 1604.2281 752.73956 C 1664.7122 713.2903 1706.1195 657.93933 1767.8728 621.8238 C 1861.2966 567.1607 1991.3928 569.11865 2046.0293 474.50366 z M 2127.838 359.96548 C 2090.6907 436.72113 2025.5234 371.58078 2127.838 359.96548 L 2127.838 359.96548 z M 1342.37 1178.163 C 1291.0674 1170.5165 1296.2528 1219.3057 1276.8854 1243.6208 C 1254.6871 1238.5673 1263.3123 1202.6368 1260.5338 1178.163 C 1320.8588 1187.6615 1281.198 1130.8553 1358.7473 1129.0826 C 1355.625 1142.3118 1342.3167 1145.3809 1342.37 1161.8116 C 1342.8197 1177.713 1362.4253 1174.485 1375.0989 1178.1627 C 1371.077 1198.7476 1342.5548 1194.673 1342.37 1178.163 z M 1375.1248 1112.7051 C 1334.4053 1110.2444 1370.3091 1057.3013 1375.1248 1047.2472 C 1424.0995 1058.0156 1359.4353 1082.2251 1375.1248 1112.7051 z M 1473.2858 998.1669 C 1446.0603 1036.611 1474.7941 992.1609 1473.2858 965.4379 C 1478.0747 904.5046 1514.0051 1013.5921 1473.2858 998.1669 z M 1882.4104 392.69455 C 1984.9365 307.04883 1995.0175 402.8545 1882.4104 392.69455 L 1882.4104 392.69455 z" svg:height="14.255332mm" draw:style-name="style-118" svg:viewBox="0.0 0.0 2176.945 1425.5332" svg:width="21.769451mm" svg:x="66.597145mm" svg:y="11.072548mm"/>
            <draw:path svg:d="M 261.80573 0.0 C 211.66747 42.571487 160.20581 83.81998 179.99628 196.34721 C 163.64471 196.34721 147.29398 196.34721 130.94241 196.34721 C 124.16877 268.5519 135.36075 322.81802 163.64471 359.99194 C 106.362206 417.27426 68.55363 494.0299 0.0 539.988 C 68.8976 550.1745 228.09734 383.6458 147.26733 294.53406 C 243.65517 315.7008 258.76328 67.865486 261.80573 0.0 z" svg:height="5.404347mm" draw:style-name="style-119" svg:viewBox="0.0 0.0 261.80573 540.4347" svg:width="2.618057mm" svg:x="78.22088mm" svg:y="17.126743mm"/>
            <draw:path svg:d="M 18.65196 19.209501 C 45.400974 17.727842 89.851585 46.46155 51.40755 19.209501 C 66.83296 -21.50991 -42.25517 14.42055 18.65196 19.209501 z" svg:height="0.3099892mm" draw:style-name="style-120" svg:viewBox="0.0 0.0 66.41242 30.998922" svg:width="0.66412425mm" svg:x="92.43458mm" svg:y="20.207542mm"/>
            <draw:path svg:d="M 0.7799911 4.955689 C -6.9189897 36.86447 44.806694 88.64345 49.86049 54.035984 C 10.67522 60.54459 58.935352 -20.47073 0.7799911 4.955689 z" svg:height="0.6550135mm" draw:style-name="style-121" svg:viewBox="0.0 0.0 49.860275 65.50135" svg:width="0.49860275mm" svg:x="88.522575mm" svg:y="22.80462mm"/>
            <draw:path svg:d="M 0.0 7.244591 C 40.24302 21.532114 36.645046 79.71392 98.18683 72.70248 C 108.05541 18.092403 13.387425 -15.589124 0.0 7.244591 z" svg:height="0.7328631mm" draw:style-name="style-122" svg:viewBox="0.0 0.0 98.90643 73.28631" svg:width="0.98906434mm" svg:x="80.18488mm" svg:y="29.981838mm"/>
            <draw:path svg:d="M 32.89003 49.10674 C 24.926207 29.765623 15.454079 11.985702 0.16108511 0.0 C -2.3787305 21.881132 25.878588 90.22301 32.89003 49.10674 z" svg:height="0.62012887mm" draw:style-name="style-123" svg:viewBox="0.0 0.0 32.88989 62.01289" svg:width="0.3288989mm" svg:x="67.09169mm" svg:y="30.381573mm"/>
            <draw:path svg:d="M 81.80904 98.18683 C 56.435505 69.00337 36.829952 34.078384 16.351149 0.0 C 15.398768 9.974762 13.890463 19.36756 0.0 16.377794 C 0.0 27.278696 0.0 38.179394 0.0 49.080296 C 55.72132 27.622465 60.96002 138.74738 81.80904 98.18683 z" svg:height="1.0717428mm" draw:style-name="style-124" svg:viewBox="0.0 0.0 81.80904 107.17428" svg:width="0.8180904mm" svg:x="66.1117mm" svg:y="31.036417mm"/>
            <draw:path svg:d="M 32.75559 0.0 C 38.12671 38.23228 52.41403 67.62749 65.457886 98.18683 C 36.96237 96.91692 14.578405 101.8381 0.0 114.53798 C 8.995736 165.60257 49.582726 184.91724 65.457886 229.07616 C 57.282516 104.060585 129.43411 60.668934 32.75559 0.0 z" svg:height="2.2907617mm" draw:style-name="style-125" svg:viewBox="0.0 0.0 83.70146 229.07616" svg:width="0.8370147mm" svg:x="67.09303mm" svg:y="31.199928mm"/>
            <draw:path svg:d="M 15.875968 196.37366 C 51.03895 165.44371 59.638233 22.75418 48.60491 0.0 C 43.445343 60.933777 -32.093082 136.68375 15.875968 196.37366 z" svg:height="1.9637367mm" draw:style-name="style-126" svg:viewBox="0.0 0.0 53.112167 196.37366" svg:width="0.5311217mm" svg:x="64.8073mm" svg:y="39.21813mm"/>
            <draw:path svg:d="M 0.0 32.728943 C 15.610319 115.96675 197.14093 18.3092 163.64471 0.0 C 120.25307 31.194395 47.78374 51.382114 0.0 32.728943 z" svg:height="0.6585332mm" draw:style-name="style-127" svg:viewBox="0.0 0.0 167.75989 65.85332" svg:width="1.6775988mm" svg:x="17.510124mm" svg:y="40.691063mm"/>
            <draw:path svg:d="M 0.24627048 12.234395 C 26.043306 13.716055 13.051932 53.959076 49.326363 44.93669 C 63.71946 11.202481 -4.5955687 -17.05524 0.24627048 12.234395 z" svg:height="0.46253365mm" draw:style-name="style-128" svg:viewBox="0.0 0.0 51.32283 46.253365" svg:width="0.5132283mm" svg:x="48.108578mm" svg:y="40.241695mm"/>
            <draw:path svg:d="M 39.725853 55.19002 C 20.384737 -45.2193 -39.06698 14.206174 39.725853 55.19002 L 39.725853 55.19002 z" svg:height="0.5518984mm" draw:style-name="style-129" svg:viewBox="0.0 0.0 39.725845 55.18984" svg:width="0.39725846mm" svg:x="46.895424mm" svg:y="40.629963mm"/>
            <draw:path svg:d="M 29.096657 63.914055 C 0.892024 -85.49623 -19.031055 75.45001 29.096657 63.914055 L 29.096657 63.914055 z" svg:height="0.6451237mm" draw:style-name="style-130" svg:viewBox="0.0 0.0 29.096682 64.51237" svg:width="0.2909668mm" svg:x="26.219488mm" svg:y="42.01566mm"/>
            <draw:path svg:d="M 0.0 0.0 C 0.31752744 0.6350549 0.66149867 1.3492392 0.9525823 1.9580522" svg:height="0.019580523mm" draw:style-name="style-131" svg:viewBox="0.0 0.0 1.0 1.9580522" svg:width="0.009525823mm" svg:x="29.116865mm" svg:y="51.147396mm"/>
            <draw:path svg:d="M 2.6068337 5.362641 C -0.4887056 -1.0137463 -1.2295357 -2.522052 2.6068337 5.362641 L 2.6068337 5.362641 z" svg:height="0.053627774mm" draw:style-name="style-132" svg:viewBox="0.0 0.0 2.6068466 5.3627777" svg:width="0.026068464mm" svg:x="28.920404mm" svg:y="50.745842mm"/>
            <draw:path svg:d="M 0.0 0.0 C 4.0481215 8.307794 11.694618 23.918516 17.039091 34.79277 C 13.705357 28.019526 8.837073 18.044764 1.8256314 3.730796 C 1.0054699 2.0371819 0.58216727 1.1905764 0.0 0.0 z" svg:height="0.34792772mm" draw:style-name="style-133" svg:viewBox="0.0 0.0 17.039091 34.79277" svg:width="0.17039092mm" svg:x="28.946474mm" svg:y="50.79947mm"/>
            <draw:path svg:d="M 0.0 0.0 C 7.3289695 14.975265 5.238698 10.636059 0.0 0.0 L 0.0 0.0 z" svg:height="0.0967221mm" draw:style-name="style-134" svg:viewBox="0.0 0.0 4.745031 9.67221" svg:width="0.047450308mm" svg:x="29.12639mm" svg:y="51.16724mm"/>
            <draw:path svg:d="M 65.43144 73.73419 C 68.36832 36.560265 10.186514 -21.647984 0.0 8.249658 C 25.188223 26.717926 40.269463 55.292973 65.43144 73.73419 z" svg:height="0.7373434mm" draw:style-name="style-135" svg:viewBox="0.0 0.0 65.53885 73.73434" svg:width="0.65538853mm" svg:x="32.892467mm" svg:y="54.844997mm"/>
            <draw:path svg:d="M 15.084673 66.775635 C 80.27772 72.834694 139.25345 226.0549 211.45833 279.5271 C 181.69272 162.05203 62.365376 134.05916 47.813618 1.3706366 C 11.565831 -10.773728 -19.602324 61.64271 15.084673 66.775635 z" svg:height="2.7952704mm" draw:style-name="style-136" svg:viewBox="0.0 0.0 211.45854 279.52704" svg:width="2.1145854mm" svg:x="70.051575mm" svg:y="56.387257mm"/>
            <draw:path svg:d="M 572.7969 540.8211 C 589.88885 466.0233 523.74304 477.82388 507.31235 458.9854 C 511.17517 463.4304 534.7493 437.63354 523.6639 426.25647 C 512.631 414.90582 418.01547 411.49274 441.85446 344.44724 C 584.14716 332.7526 484.66434 150.03142 605.5258 98.99326 C 572.9818 60.628765 570.8655 -8.215947 490.9616 0.8064349 C 488.34225 47.082073 540.0946 38.93294 540.06793 82.64212 C 530.0137 77.853165 477.0445 41.922707 474.5834 82.64212 C 506.88925 93.966324 518.2128 126.271965 523.63727 164.45135 C 493.63345 165.29796 468.2603 80.604935 441.82782 131.72241 C 463.94696 147.78268 474.53012 175.3787 490.90833 197.1803 C 453.17886 192.1796 472.73114 244.46141 441.82782 246.26059 C 448.81302 199.79985 407.2466 118.94319 376.3433 164.45135 C 402.7225 157.43991 431.27048 225.46426 392.7473 229.90924 C 366.92365 228.40114 379.91544 188.15791 343.641 197.1803 C 246.06297 263.27325 60.90713 241.73608 0.0 344.44742 C 19.076677 347.199 17.753277 370.32358 16.351553 393.5277 C 68.60692 407.57706 66.966194 367.78378 98.18683 360.79877 C 98.18683 382.62683 98.18683 404.42862 98.18683 426.25665 C 144.43562 412.73642 140.59946 449.32837 180.02211 442.63446 C 195.68571 412.15445 130.9949 387.94504 180.02211 377.17657 C 188.17165 445.41266 253.99934 455.94296 310.91122 475.3634 C 371.68594 454.5935 359.56784 409.69376 376.36914 377.17657 C 421.4552 452.15906 465.5344 528.09454 572.7969 540.8211 z M 327.34274 295.36713 C 266.64716 306.95596 257.0959 267.4007 196.4536 278.98935 C 204.41742 256.36758 343.93167 239.27539 327.34274 295.36713 z" svg:height="5.4082117mm" draw:style-name="style-137" svg:viewBox="0.0 0.0 605.5258 540.82117" svg:width="6.0552583mm" svg:x="89.020645mm" svg:y="19.40970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1.431484mm" fo:page-width="114.87678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